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1" svg:font-family="StarSymbol"/>
    <style:font-face style:name="Courier New" svg:font-family="'Courier New'" style:font-family-generic="modern"/>
    <style:font-face style:name="Thorndale" svg:font-family="Thorndale, 'Times New Roman'" style:font-family-generic="roman"/>
    <style:font-face style:name="Courier New1" svg:font-family="'Courier New'" style:font-family-generic="modern" style:font-pitch="fixed"/>
    <style:font-face style:name="Luxi Mono" svg:font-family="'Luxi Mono'" style:font-family-generic="modern" style:font-pitch="fixed"/>
    <style:font-face style:name="HG Mincho Light J" svg:font-family="'HG Mincho Light J'"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master-page-name="Standard">
      <style:paragraph-properties fo:margin-top="0cm" fo:margin-bottom="0.212cm"/>
      <style:text-properties fo:language="en" fo:country="US"/>
    </style:style>
    <style:style style:name="P2" style:family="paragraph" style:parent-style-name="Text_20_body">
      <style:text-properties fo:language="en" fo:country="US"/>
    </style:style>
    <style:style style:name="P3" style:family="paragraph" style:parent-style-name="Standard">
      <style:text-properties fo:language="en" fo:country="US"/>
    </style:style>
    <style:style style:name="P4" style:family="paragraph" style:parent-style-name="Heading_20_1">
      <style:text-properties fo:language="en" fo:country="US"/>
    </style:style>
    <style:style style:name="P5" style:family="paragraph" style:parent-style-name="Standard">
      <style:paragraph-properties fo:margin-left="3.251cm" fo:margin-right="0cm" fo:text-indent="-3.251cm" style:auto-text-indent="false">
        <style:tab-stops>
          <style:tab-stop style:position="0.25cm"/>
        </style:tab-stops>
      </style:paragraph-properties>
      <style:text-properties fo:language="en" fo:country="US"/>
    </style:style>
    <style:style style:name="P6" style:family="paragraph" style:parent-style-name="Standard">
      <style:paragraph-properties fo:margin-left="3.251cm" fo:margin-right="0cm" fo:text-indent="-3.251cm" style:auto-text-indent="false">
        <style:tab-stops>
          <style:tab-stop style:position="0.25cm"/>
        </style:tab-stops>
      </style:paragraph-properties>
    </style:style>
    <style:style style:name="P7" style:family="paragraph" style:parent-style-name="Standard">
      <style:paragraph-properties fo:margin-left="3.251cm" fo:margin-right="0cm" fo:text-indent="-3.251cm" style:auto-text-indent="false">
        <style:tab-stops>
          <style:tab-stop style:position="0.25cm"/>
        </style:tab-stops>
      </style:paragraph-properties>
      <style:text-properties style:use-window-font-color="true" fo:language="en" fo:country="US"/>
    </style:style>
    <style:style style:name="P8" style:family="paragraph" style:parent-style-name="Standard" style:list-style-name="WW8Num28">
      <style:text-properties fo:language="en" fo:country="US"/>
    </style:style>
    <style:style style:name="P9" style:family="paragraph" style:parent-style-name="Standard">
      <style:text-properties style:font-name="Courier New" fo:font-size="10pt" fo:language="en" fo:country="US" style:font-size-asian="10pt"/>
    </style:style>
    <style:style style:name="P10" style:family="paragraph" style:parent-style-name="WW-Lihttekst">
      <style:text-properties fo:color="#000000" fo:font-size="9pt" fo:language="en" fo:country="US" style:font-size-asian="9pt"/>
    </style:style>
    <style:style style:name="P11" style:family="paragraph" style:parent-style-name="WW-Lihttekst">
      <style:text-properties fo:color="#000000" fo:font-size="9pt" fo:language="en" fo:country="US" style:font-name-asian="Courier New" style:font-size-asian="9pt"/>
    </style:style>
    <style:style style:name="P12" style:family="paragraph" style:parent-style-name="WW-Lihttekst">
      <style:text-properties style:font-name="Courier New" fo:font-size="9pt" fo:language="en" fo:country="US" style:font-name-asian="Courier New" style:font-size-asian="9pt"/>
    </style:style>
    <style:style style:name="P13" style:family="paragraph" style:parent-style-name="Standard">
      <style:paragraph-properties style:text-autospace="none"/>
      <style:text-properties style:font-name="Courier New" fo:font-size="9pt" fo:language="en" fo:country="US" style:font-name-asian="Courier New" style:font-size-asian="9pt"/>
    </style:style>
    <style:style style:name="P14" style:family="paragraph" style:parent-style-name="Standard">
      <style:paragraph-properties style:text-autospace="none"/>
    </style:style>
    <style:style style:name="P15" style:family="paragraph" style:parent-style-name="WW-Lihttekst">
      <style:text-properties fo:font-size="9pt" style:font-name-asian="Courier New" style:font-size-asian="9pt"/>
    </style:style>
    <style:style style:name="P16" style:family="paragraph" style:parent-style-name="WW-Lihttekst">
      <style:text-properties fo:font-size="9pt" style:font-size-asian="9pt"/>
    </style:style>
    <style:style style:name="P17" style:family="paragraph" style:parent-style-name="Heading_20_2">
      <style:text-properties fo:language="en" fo:country="US"/>
    </style:style>
    <style:style style:name="P18" style:family="paragraph" style:parent-style-name="Standard">
      <style:text-properties fo:language="en" fo:country="US" style:text-underline-style="solid" style:text-underline-width="auto" style:text-underline-color="font-color"/>
    </style:style>
    <style:style style:name="P19" style:family="paragraph" style:parent-style-name="Standard" style:list-style-name="WW8Num14"/>
    <style:style style:name="P20" style:family="paragraph" style:parent-style-name="Standard" style:list-style-name="WW8Num14">
      <style:text-properties fo:language="en" fo:country="US"/>
    </style:style>
    <style:style style:name="P21" style:family="paragraph" style:parent-style-name="Standard">
      <style:paragraph-properties style:text-autospace="none"/>
      <style:text-properties style:font-name="Courier New" fo:font-size="10pt" fo:language="en" fo:country="US" style:font-name-asian="Courier New" style:font-size-asian="10pt"/>
    </style:style>
    <style:style style:name="P22" style:family="paragraph" style:parent-style-name="Text_20_body" style:list-style-name="WW8Num12"/>
    <style:style style:name="P23" style:family="paragraph" style:parent-style-name="Heading_20_3">
      <style:text-properties fo:language="en" fo:country="US"/>
    </style:style>
    <style:style style:name="P24" style:family="paragraph" style:parent-style-name="Text_20_body" style:list-style-name="WW8Num19">
      <style:text-properties fo:language="en" fo:country="US"/>
    </style:style>
    <style:style style:name="P25" style:family="paragraph" style:parent-style-name="Text_20_body" style:list-style-name="WW8Num19"/>
    <style:style style:name="P26" style:family="paragraph" style:parent-style-name="Standard">
      <style:text-properties style:font-name="Courier New" fo:font-size="10pt" fo:language="en" fo:country="US" style:font-name-asian="Courier New" style:font-size-asian="10pt"/>
    </style:style>
    <style:style style:name="P27" style:family="paragraph" style:parent-style-name="Text_20_body" style:list-style-name="WW8Num23"/>
    <style:style style:name="P28" style:family="paragraph" style:parent-style-name="Text_20_body" style:list-style-name="WW8Num17"/>
    <style:style style:name="P29" style:family="paragraph" style:parent-style-name="Text_20_body" style:list-style-name="WW8Num17">
      <style:text-properties fo:language="en" fo:country="US"/>
    </style:style>
    <style:style style:name="P30" style:family="paragraph" style:parent-style-name="Text_20_body">
      <style:text-properties style:use-window-font-color="true" fo:language="en" fo:country="US"/>
    </style:style>
    <style:style style:name="P31" style:family="paragraph" style:parent-style-name="Text_20_body" style:list-style-name="WW8Num15">
      <style:text-properties fo:language="en" fo:country="US"/>
    </style:style>
    <style:style style:name="P32" style:family="paragraph" style:parent-style-name="Text_20_body" style:list-style-name="WW8Num15"/>
    <style:style style:name="P33" style:family="paragraph" style:parent-style-name="Text_20_body" style:list-style-name="WW8Num16">
      <style:text-properties fo:language="en" fo:country="US"/>
    </style:style>
    <style:style style:name="P34" style:family="paragraph" style:parent-style-name="Text_20_body">
      <style:paragraph-properties fo:margin-left="2.205cm" fo:margin-right="0cm" fo:text-indent="0cm" style:auto-text-indent="false"/>
      <style:text-properties fo:language="en" fo:country="US"/>
    </style:style>
    <style:style style:name="P35" style:family="paragraph" style:parent-style-name="Text_20_body" style:list-style-name="WW8Num25"/>
    <style:style style:name="P36" style:family="paragraph" style:parent-style-name="Text_20_body" style:list-style-name="WW8Num25">
      <style:text-properties fo:language="en" fo:country="US" fo:font-weight="bold" style:font-weight-asian="bold" style:font-weight-complex="bold"/>
    </style:style>
    <style:style style:name="P37" style:family="paragraph" style:parent-style-name="Text_20_body" style:list-style-name="L1">
      <style:paragraph-properties fo:margin-left="1.101cm" fo:margin-right="0cm" fo:text-indent="0cm" style:auto-text-indent="false">
        <style:tab-stops/>
      </style:paragraph-properties>
      <style:text-properties fo:font-weight="normal" style:font-weight-asian="normal" style:font-weight-complex="normal"/>
    </style:style>
    <style:style style:name="P38" style:family="paragraph" style:parent-style-name="Text_20_body" style:list-style-name="L1">
      <style:paragraph-properties fo:margin-left="1.101cm" fo:margin-right="0cm" fo:text-indent="0cm" style:auto-text-indent="false">
        <style:tab-stops/>
      </style:paragraph-properties>
      <style:text-properties fo:language="en" fo:country="US" fo:font-weight="normal" style:font-weight-asian="normal" style:font-weight-complex="normal"/>
    </style:style>
    <style:style style:name="P39" style:family="paragraph" style:parent-style-name="Text_20_body">
      <style:paragraph-properties fo:margin-left="0cm" fo:margin-right="0cm" fo:text-indent="0cm" style:auto-text-indent="false">
        <style:tab-stops/>
      </style:paragraph-properties>
      <style:text-properties fo:language="en" fo:country="US" fo:font-weight="normal" style:font-weight-asian="normal" style:font-weight-complex="normal"/>
    </style:style>
    <style:style style:name="P40" style:family="paragraph" style:parent-style-name="Text_20_body" style:list-style-name="L2">
      <style:paragraph-properties fo:margin-left="1.101cm" fo:margin-right="0cm" fo:text-indent="0cm" style:auto-text-indent="false">
        <style:tab-stops/>
      </style:paragraph-properties>
      <style:text-properties fo:language="en" fo:country="US" fo:font-weight="normal" style:font-weight-asian="normal" style:font-weight-complex="normal"/>
    </style:style>
    <style:style style:name="P41" style:family="paragraph" style:parent-style-name="Text_20_body" style:list-style-name="WW8Num16"/>
    <style:style style:name="P42" style:family="paragraph" style:parent-style-name="Text_20_body" style:list-style-name="WW8Num29">
      <style:text-properties fo:language="en" fo:country="US"/>
    </style:style>
    <style:style style:name="P43" style:family="paragraph" style:parent-style-name="Text_20_body" style:list-style-name="WW8Num29"/>
    <style:style style:name="P44" style:family="paragraph" style:parent-style-name="Heading_20_1">
      <style:text-properties fo:language="en" fo:country="US"/>
    </style:style>
    <style:style style:name="P45" style:family="paragraph" style:parent-style-name="Text_20_body" style:list-style-name="WW8Num24"/>
    <style:style style:name="P46" style:family="paragraph" style:parent-style-name="Text_20_body" style:list-style-name="WW8Num24">
      <style:text-properties fo:language="en" fo:country="US"/>
    </style:style>
    <style:style style:name="P47" style:family="paragraph" style:parent-style-name="Standard" style:list-style-name="WW8Num24"/>
    <style:style style:name="P48" style:family="paragraph" style:parent-style-name="Standard" style:list-style-name="WW8Num25">
      <style:paragraph-properties fo:margin-left="0cm" fo:margin-right="0cm" fo:text-indent="0cm" style:auto-text-indent="false">
        <style:tab-stops/>
      </style:paragraph-properties>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list-style-name="L4">
      <style:paragraph-properties fo:margin-left="0cm" fo:margin-right="0cm" fo:text-indent="0cm" style:auto-text-indent="false">
        <style:tab-stops/>
      </style:paragraph-properties>
    </style:style>
    <style:style style:name="P51" style:family="paragraph" style:parent-style-name="Standard">
      <style:paragraph-properties fo:margin-left="0cm" fo:margin-right="0cm" fo:text-indent="0cm" style:auto-text-indent="false">
        <style:tab-stops/>
      </style:paragraph-properties>
      <style:text-properties fo:language="en" fo:country="US"/>
    </style:style>
    <style:style style:name="P52" style:family="paragraph" style:parent-style-name="Text_20_body">
      <style:text-properties style:use-window-font-color="true" style:font-name="Courier New" fo:font-size="8pt" style:font-size-asian="8pt"/>
    </style:style>
    <style:style style:name="P53" style:family="paragraph" style:parent-style-name="Text_20_body">
      <style:paragraph-properties fo:margin-top="0cm" fo:margin-bottom="0cm"/>
      <style:text-properties style:use-window-font-color="true" style:font-name="Courier New" fo:font-size="8pt" fo:language="en" fo:country="US" style:font-size-asian="8pt"/>
    </style:style>
    <style:style style:name="T1" style:family="text">
      <style:text-properties fo:language="en" fo:country="US" fo:font-style="italic" style:font-style-asian="italic"/>
    </style:style>
    <style:style style:name="T2" style:family="text">
      <style:text-properties fo:language="en" fo:country="US"/>
    </style:style>
    <style:style style:name="T3" style:family="text" style:parent-style-name="Internet_20_link">
      <style:text-properties fo:color="#000000" fo:language="en" fo:country="US"/>
    </style:style>
    <style:style style:name="T4" style:family="text">
      <style:text-properties style:use-window-font-color="true" fo:language="en" fo:country="US"/>
    </style:style>
    <style:style style:name="T5" style:family="text">
      <style:text-properties style:use-window-font-color="true"/>
    </style:style>
    <style:style style:name="T6" style:family="text">
      <style:text-properties style:font-name="Courier New" fo:font-size="10pt" fo:language="en" fo:country="US" style:font-size-asian="10pt"/>
    </style:style>
    <style:style style:name="T7" style:family="text">
      <style:text-properties fo:color="#000000" style:font-name="Courier New" fo:font-size="10pt" style:font-size-asian="10pt"/>
    </style:style>
    <style:style style:name="T8" style:family="text">
      <style:text-properties style:font-name="Times New Roman" fo:language="en" fo:country="US"/>
    </style:style>
    <style:style style:name="T9" style:family="text">
      <style:text-properties fo:language="en" fo:country="US" fo:font-weight="bold" style:font-weight-asian="bold"/>
    </style:style>
    <style:style style:name="T10" style:family="text">
      <style:text-properties fo:color="#000000" fo:font-size="9pt" fo:language="en" fo:country="US" style:font-size-asian="9pt" style:language-asian="et" style:country-asian="EE"/>
    </style:style>
    <style:style style:name="T11" style:family="text">
      <style:text-properties fo:color="#000000" fo:font-size="9pt" fo:language="en" fo:country="US" style:font-name-asian="Courier New" style:font-size-asian="9pt"/>
    </style:style>
    <style:style style:name="T12" style:family="text">
      <style:text-properties fo:color="#000000" fo:font-size="9pt" fo:language="en" fo:country="US" style:font-size-asian="9pt"/>
    </style:style>
    <style:style style:name="T13" style:family="text">
      <style:text-properties style:font-name="Courier New" fo:font-size="9pt" fo:language="en" fo:country="US" style:font-name-asian="Courier New" style:font-size-asian="9pt"/>
    </style:style>
    <style:style style:name="T14" style:family="text">
      <style:text-properties fo:language="en" fo:country="US" style:font-weight-complex="bold"/>
    </style:style>
    <style:style style:name="T15" style:family="text" style:parent-style-name="Internet_20_link">
      <style:text-properties fo:language="en" fo:country="US"/>
    </style:style>
    <style:style style:name="T16" style:family="text">
      <style:text-properties style:font-name="Courier New" fo:font-size="10pt" fo:language="en" fo:country="US" style:font-name-asian="Courier New" style:font-size-asian="10pt"/>
    </style:style>
    <style:style style:name="T17" style:family="text" style:parent-style-name="Internet_20_link">
      <style:text-properties fo:color="#000000" style:font-name="Courier New" fo:font-size="10pt" fo:language="en" fo:country="US" style:font-name-asian="Courier New" style:font-size-asian="10pt"/>
    </style:style>
    <style:style style:name="T18" style:family="text">
      <style:text-properties fo:language="en" fo:country="U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style:font-name="Courier New" fo:font-size="10pt" style:font-size-asian="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1">
        <text:list-item>
          <text:h text:style-name="P1" text:outline-level="1">DigiDoc Format Specification</text:h>
        </text:list-item>
      </text:list>
      <text:p text:style-name="Text_20_body"><text:span text:style-name="T1">Document version: 1.4.0, 21.04.2007</text:span></text:p>
      <text:p text:style-name="Text_20_body"><text:span text:style-name="T1">Newest specified format version: 1.4</text:span></text:p>
      <text:p text:style-name="P2"/>
      <text:p text:style-name="P3">This document describes the document format that is used in the DigiDoc system (hereinafter DIGIDOC-XML). DigiDoc uses XML as its base format and is based on the international standards XML-DSIG and ETSI TS 101 903.</text:p>
      <text:list text:style-name="WW8Num11" text:continue-numbering="true">
        <text:list-item>
          <text:h text:style-name="P4" text:outline-level="1">References</text:h>
        </text:list-item>
      </text:list>
      <text:p text:style-name="P3"/>
      <text:p text:style-name="P5">RFC2560<text:tab/>Myers, M., Ankney, R., Malpani, A., Galperin, S., Adams, C., X.509 Internet Public Key Infrastructure: Online Certificate Status Protocol - OCSP. June 1999.</text:p>
      <text:p text:style-name="P5"/>
      <text:p text:style-name="P5">RFC3275<text:tab/>Eastlake 3rd D., Reagle J., Solo D., (Extensible Markup Language) XML‑Signature Syntax and Processing. (XML-DSIG) March 2002.</text:p>
      <text:p text:style-name="P5"/>
      <text:p text:style-name="P5">ETSI TS 101 903<text:tab/>XML Advanced Electronic Signatures (XAdES). February 2002.</text:p>
      <text:p text:style-name="P5"/>
      <text:p text:style-name="P5">XML Schema 2<text:tab/>XML Schema Part 2: Datatypes. W3C Recommendation 02 May 2001</text:p>
      <text:p text:style-name="P6"><text:span text:style-name="T2"><text:tab/></text:span><text:a xlink:type="simple" xlink:href="http://www.w3.org/TR/xmlschema-2/"><text:span text:style-name="T3">http://www.w3.org/TR/xmlschema-2/</text:span></text:a><text:span text:style-name="T2"> </text:span></text:p>
      <text:p text:style-name="P6"><text:span text:style-name="T4">RFC 3161<text:tab/>Time-Stamp Protocol. <text:s/></text:span><text:a xlink:type="simple" xlink:href="http://rfc.net/rfc3161.html"><text:span text:style-name="Teletype">http://rfc.net/rfc3161.html</text:span></text:a></text:p>
      <text:p text:style-name="P7"/>
      <text:p text:style-name="P5"><text:span text:style-name="T5">DAS<text:tab/>Estonian Digital Signature Law</text:span></text:p>
      <text:list text:style-name="WW8Num11" text:continue-numbering="true">
        <text:list-item>
          <text:h text:style-name="P4" text:outline-level="1">Introduction</text:h>
        </text:list-item>
      </text:list>
      <text:p text:style-name="Standard"><text:span text:style-name="T1">XML Advanced Electronic Signatures (XAdES)</text:span><text:span text:style-name="T2"> [ETSI TS 101 903] defines a format that enables structurally store signed data, signature and security attributes associated with digital signature (e.g. validity confirmations).</text:span></text:p>
      <text:p text:style-name="P3"/>
      <text:p text:style-name="Standard"><text:span text:style-name="T2">This document describes DigiDoc document format that is based on the XAdES standard and is a profile of that standard. The profile matches XAdES-X-L format in version 1.3.2 but it supports only 2 timestamps - </text:span><text:span text:style-name="T4">SgnatureTimeStamp and SigAndRefsTimeStamp. Thereby both timestamps are considered optional. Digidoc format supports only </text:span><text:span text:style-name="T2">OCSP confirmations and not CRL-s. OCSP confirmations are considered mandatory in this format.</text:span></text:p>
      <text:p text:style-name="P3"/>
      <text:p text:style-name="P3">DigiDoc document format (DIGIDOC-XML) has the following important features:</text:p>
      <text:list text:style-name="WW8Num28">
        <text:list-item>
          <text:p text:style-name="P8">Can be verified offline without any additional information</text:p>
        </text:list-item>
        <text:list-item>
          <text:p text:style-name="P8">Signature can be given to several original documents at the same time</text:p>
        </text:list-item>
        <text:list-item>
          <text:p text:style-name="P8">Protection against format attacks – type of signed document is also signed</text:p>
        </text:list-item>
        <text:list-item>
          <text:p text:style-name="P8">Original document can be in the container or stored separately</text:p>
        </text:list-item>
        <text:list-item>
          <text:p text:style-name="P8">Original document can be XML or any binary file (OpenOffice, Word, Excel, PDF, RTF etc)</text:p>
        </text:list-item>
        <text:list-item>
          <text:p text:style-name="P8">Zero, one or more signatures per container</text:p>
        </text:list-item>
        <text:list-item>
          <text:p text:style-name="P8">One validity confirmation per signature</text:p>
        </text:list-item>
      </text:list>
      <text:p text:style-name="P3"/>
      <text:p text:style-name="P3">Mandatory XAdES specification elements and attributes are used without deviations from the standard. A number of optional components from the XAdES specification are also used with the goal that long-time proof validity is ensured, and documents and signatures can be verified without any additional information. All the elements and attributes are specified below. </text:p>
      <text:p text:style-name="P3"/>
      <text:list text:style-name="WW8Num11" text:continue-numbering="true">
        <text:list-item>
          <text:h text:style-name="P4" text:outline-level="1">General DIGIDOC-XML document structure</text:h>
        </text:list-item>
      </text:list>
      <text:p text:style-name="P3"/>
      <text:p text:style-name="P3">DIGIDOC-XML file format structure is the following. We use notation defined in [RFC3275] chapter 2.</text:p>
      <text:p text:style-name="P3"/>
      <text:p text:style-name="P9">&lt;?xml version="1.0" encoding="UTF-8" ?&gt; </text:p>
      <text:p text:style-name="Standard"><text:span text:style-name="T6">&lt;SignedDoc format="DIGIDOC-XML" version="1.4" <text:tab/><text:tab/><text:tab/><text:tab/></text:span><text:span text:style-name="T7">xmlns="http://www.sk.ee/DigiDoc/v1.4.0#"</text:span><text:span text:style-name="T6">&gt;</text:span></text:p>
      <text:p text:style-name="P9"><text:s text:c="2"/>&lt;!-- original data files <text:s/>--&gt;</text:p>
      <text:p text:style-name="P9"><text:s text:c="2"/>&lt;DataFile /&gt;</text:p>
      <text:p text:style-name="P9"><text:s text:c="2"/>&lt;!-- client signatures with validity confirmations --&gt;</text:p>
      <text:p text:style-name="P9"><text:s text:c="2"/>&lt;Signature /&gt;</text:p>
      <text:p text:style-name="P9">&lt;/SignedDoc&gt;</text:p>
      <text:p text:style-name="P9"/>
      <text:p text:style-name="Standard"><text:span text:style-name="T2">Therefore, a DIGIDOC-XML file is basically a &lt;SignedDoc /</text:span><text:span text:style-name="T8">&gt; container that contains original data files and signatures</text:span><text:span text:style-name="T2">.</text:span></text:p>
      <text:p text:style-name="P3"/>
      <text:p text:style-name="Text_20_body"><text:span text:style-name="T9">Original data</text:span><text:span text:style-name="T2"> – One or more original data files or references to external files.</text:span></text:p>
      <text:p text:style-name="Text_20_body"><text:span text:style-name="T9">Signatures</text:span><text:span text:style-name="T2"> – One or more signatures that confirm the integrity of all the data files or external referenced files contained in the document. If the document contains more than one data file or reference to external file, each signature must confirm the checksums and data types of all the files. The signature also contains validity confirmation. One validity confirmation confirms the validity of one specific client signature at given moment of time. All signatures must be accompanied by validity confirmations – no signatures without validity confirmations may be added to the document.</text:span></text:p>
      <text:p text:style-name="P3">The full general structure of DIGIDOC-XML format is as follows.</text:p>
      <text:p text:style-name="P9"/>
      <text:p text:style-name="WW-Lihttekst"><text:span text:style-name="T10">&lt;SignedDoc </text:span><text:span text:style-name="T11">format= version= xlmns=</text:span><text:span text:style-name="T10">&gt;</text:span></text:p>
      <text:p text:style-name="WW-Lihttekst"><text:span text:style-name="T10"><text:s/>(&lt;DataFile </text:span><text:span text:style-name="T11">Id= Filename= ContentType= MimeType= Size= DigestType= DigestValue= </text:span><text:span text:style-name="T10">&gt;)+</text:span></text:p>
      <text:p text:style-name="P10"><text:s text:c="2"/>&lt;Signature Id= xmlns=&gt;</text:p>
      <text:p text:style-name="P10"><text:s text:c="3"/>&lt;SignedInfo&gt;</text:p>
      <text:p text:style-name="WW-Lihttekst"><text:span text:style-name="T10"><text:s text:c="4"/>&lt;CanonicalizationMethod </text:span><text:span text:style-name="T11">Algorithm= </text:span><text:span text:style-name="T10">&gt;</text:span></text:p>
      <text:p text:style-name="P11"><text:s text:c="4"/>&lt;SignatureMethod Algorithm= &gt; </text:p>
      <text:p text:style-name="P10"><text:s text:c="4"/>(&lt;Reference URI= &gt;</text:p>
      <text:p text:style-name="P11"><text:s text:c="5"/>(&lt;Transforms&gt;</text:p>
      <text:p text:style-name="P10"><text:s text:c="6"/>&lt;Transform Algorithm= &gt;</text:p>
      <text:p text:style-name="P10"><text:s text:c="5"/>&lt;/Transforms&gt;)?</text:p>
      <text:p text:style-name="P11"><text:s text:c="5"/>&lt;DigestMethod Algorithm= &gt;</text:p>
      <text:p text:style-name="P10"><text:s text:c="5"/>&lt;DigestValue /&gt;</text:p>
      <text:p text:style-name="P10"><text:s text:c="4"/>&lt;/Reference&gt;)+</text:p>
      <text:p text:style-name="P10"><text:s text:c="3"/>&lt;SignedInfo xmlns=&gt;</text:p>
      <text:p text:style-name="P10"><text:s text:c="3"/>&lt;SignatureValue Id= &gt;</text:p>
      <text:p text:style-name="P10"><text:s text:c="3"/>&lt;KeyInfo&gt;</text:p>
      <text:p text:style-name="P10"><text:s text:c="4"/>&lt;KeyValue&gt;</text:p>
      <text:p text:style-name="P10"><text:tab/>&lt;RSAKeyValue&gt;</text:p>
      <text:p text:style-name="P10"><text:tab/> <text:s/>&lt;Modulus /&gt;</text:p>
      <text:p text:style-name="P10"><text:tab/> <text:s/>&lt;Exponent /&gt;</text:p>
      <text:p text:style-name="P10"><text:tab/>&lt;/RSAKeyValue&gt;</text:p>
      <text:p text:style-name="P10"><text:s text:c="4"/>&lt;/KeyValue&gt;</text:p>
      <text:p text:style-name="P10"><text:s text:c="4"/>&lt;X509Data&gt;</text:p>
      <text:p text:style-name="P10"><text:s text:c="5"/>&lt;X509Certicate /&gt;</text:p>
      <text:p text:style-name="P10"><text:s text:c="4"/>&lt;/X509Data&gt;</text:p>
      <text:p text:style-name="P10"><text:s text:c="3"/>&lt;/KeyInfo&gt;</text:p>
      <text:p text:style-name="P10"><text:s text:c="3"/>&lt;Object&gt;</text:p>
      <text:p text:style-name="WW-Lihttekst"><text:span text:style-name="T12"><text:s text:c="4"/>&lt;QualifyingProperties xmlns= Target= &gt;</text:span></text:p>
      <text:p text:style-name="P10"><text:s text:c="5"/>&lt;SignedProperties Id= &gt;</text:p>
      <text:p text:style-name="P10"><text:s text:c="6"/>&lt;SignedSignatureProperties&gt;</text:p>
      <text:p text:style-name="P10"><text:s text:c="7"/>&lt;SigningTime /&gt;</text:p>
      <text:p text:style-name="P11"><text:s text:c="7"/>&lt;SigningCertificate&gt;</text:p>
      <text:p text:style-name="P10"><text:s text:c="8"/>&lt;Cert Id= &gt;</text:p>
      <text:p text:style-name="P10"><text:s text:c="9"/>&lt;CertDigest&gt;</text:p>
      <text:p text:style-name="P10"><text:s text:c="10"/>&lt;DigestMethod Algorithm= /&gt;</text:p>
      <text:p text:style-name="P10"><text:s text:c="10"/>&lt;DigestValue /&gt;</text:p>
      <text:p text:style-name="P10"><text:s text:c="9"/>&lt;/CertDigest&gt;</text:p>
      <text:p text:style-name="P11"><text:s text:c="9"/>&lt;IssuerSerial&gt;</text:p>
      <text:p text:style-name="WW-Lihttekst"><text:span text:style-name="T12"><text:s text:c="10"/>&lt;X509IssuerName xmlns= /&gt;</text:span></text:p>
      <text:p text:style-name="WW-Lihttekst"><text:span text:style-name="T12"><text:s text:c="10"/>&lt;X509SerialNumber xmlns= /&gt;</text:span></text:p>
      <text:p text:style-name="P11"><text:s text:c="9"/>&lt;/IssuerSerial&gt;</text:p>
      <text:p text:style-name="P10"><text:s text:c="8"/>&lt;/Cert&gt;</text:p>
      <text:p text:style-name="P10"><text:s text:c="7"/>&lt;/SigningCertificate&gt;</text:p>
      <text:p text:style-name="P12"><text:s text:c="7"/>(&lt;SignatureProductionPlace&gt;<text:line-break/> <text:s text:c="7"/>&lt;City /&gt;<text:line-break/> <text:s text:c="7"/>&lt;StateOrProvince /&gt;<text:line-break/> <text:s text:c="7"/>&lt;PostalCode /&gt;<text:line-break/> <text:s text:c="7"/>&lt;CountryName /&gt;<text:line-break/> <text:s text:c="6"/>&lt;/SignatureProductionPlace&gt;)?</text:p>
      <text:p text:style-name="P13"><text:s text:c="7"/>(&lt;SignerRole&gt;</text:p>
      <text:p text:style-name="P13"><text:s text:c="8"/>&lt;ClaimedRoles&gt;<text:line-break/> <text:s text:c="8"/>&lt;ClaimedRole /&gt;<text:line-break/> <text:s text:c="7"/>&lt;/ClaimedRoles&gt;</text:p>
      <text:p text:style-name="P14"><text:span text:style-name="T13"><text:s text:c="7"/>&lt;/SignerRole&gt;) ?</text:span></text:p>
      <text:p text:style-name="P10"><text:s text:c="6"/>&lt;/SignedSignatureProperties&gt;</text:p>
      <text:p text:style-name="P11"><text:s text:c="6"/>&lt;SignedDataObjectProperties /&gt;</text:p>
      <text:p text:style-name="P10"><text:s text:c="5"/>&lt;/SignedProperties&gt;</text:p>
      <text:p text:style-name="P10"><text:s text:c="5"/>&lt;UnsignedProperties&gt;</text:p>
      <text:p text:style-name="P11"><text:s text:c="6"/>&lt;UnsignedSignatureProperties&gt;</text:p>
      <text:p text:style-name="P15"><text:tab/> (&lt;SignatureTimeStamp Id= &gt;</text:p>
      <text:p text:style-name="P15"><text:tab/> <text:s text:c="2"/>&lt;Include URI= &gt;</text:p>
      <text:p text:style-name="P15"><text:tab/> <text:s text:c="2"/>&lt;EncapsulatedTimeStamp&gt;</text:p>
      <text:p text:style-name="P15"><text:tab/> &lt;/SignatureTimeStamp&gt;)?</text:p>
      <text:p text:style-name="P10"><text:s text:c="7"/>&lt;CompleteCertificateRefs&gt;</text:p>
      <text:p text:style-name="P10"><text:s text:c="8"/>&lt;CertRefs&gt;</text:p>
      <text:p text:style-name="WW-Lihttekst"><text:span text:style-name="T12"><text:s text:c="9"/>&lt;Cert&gt;</text:span></text:p>
      <text:p text:style-name="WW-Lihttekst"><text:span text:style-name="T12"><text:s text:c="10"/>&lt;CertDigest&gt;</text:span></text:p>
      <text:p text:style-name="WW-Lihttekst"><text:span text:style-name="T12"><text:s text:c="11"/>&lt;DigestMethod Algorithm= /&gt; </text:span></text:p>
      <text:p text:style-name="WW-Lihttekst"><text:span text:style-name="T12"><text:s text:c="11"/>&lt;DigestValue /&gt;</text:span></text:p>
      <text:p text:style-name="WW-Lihttekst"><text:span text:style-name="T12"><text:s text:c="10"/>&lt;/CertDigest&gt;</text:span></text:p>
      <text:p text:style-name="P11"><text:s text:c="10"/>&lt;IssuerSerial&gt;</text:p>
      <text:p text:style-name="WW-Lihttekst"><text:span text:style-name="T12"><text:s text:c="11"/>&lt;X509IssuerName xmlns= /&gt;</text:span></text:p>
      <text:p text:style-name="WW-Lihttekst"><text:span text:style-name="T12"><text:s text:c="11"/>&lt;X509SerialNumber xmlns= /&gt;</text:span></text:p>
      <text:p text:style-name="P11"><text:s text:c="10"/>&lt;/IssuerSerial&gt;</text:p>
      <text:p text:style-name="WW-Lihttekst"><text:span text:style-name="T12"><text:s text:c="9"/>&lt;/Cert&gt;</text:span></text:p>
      <text:p text:style-name="P10"><text:s text:c="8"/>&lt;/CertRefs&gt;</text:p>
      <text:p text:style-name="P10"><text:s text:c="7"/>&lt;/CompleteCertificateRefs&gt;</text:p>
      <text:p text:style-name="P10"><text:s text:c="7"/>&lt;CompleteRevocationRefs&gt;</text:p>
      <text:p text:style-name="P10"><text:s text:c="8"/>&lt;OCSPRefs&gt;</text:p>
      <text:p text:style-name="P10"><text:s text:c="9"/>&lt;OCSPRef&gt;</text:p>
      <text:p text:style-name="P10"><text:s text:c="10"/>&lt;OCSPIdentifier URI= &gt;</text:p>
      <text:p text:style-name="P10"><text:s text:c="11"/>&lt;ResponderID /&gt;</text:p>
      <text:p text:style-name="P10"><text:s text:c="11"/>&lt;ProducedAt /&gt;</text:p>
      <text:p text:style-name="P10"><text:s text:c="10"/>&lt;/OCSPIdentifier&gt;</text:p>
      <text:p text:style-name="P10"><text:s text:c="10"/>&lt;DigestAlgAndValue&gt;</text:p>
      <text:p text:style-name="P10"><text:s text:c="11"/>&lt;DigestMethod Algorithm= /&gt; </text:p>
      <text:p text:style-name="P10"><text:s text:c="11"/>&lt;DigestValue /&gt;</text:p>
      <text:p text:style-name="P10"><text:s text:c="10"/>&lt;/DigestAlgAndValue&gt;</text:p>
      <text:p text:style-name="P10"><text:s text:c="9"/>&lt;/OCSPRef&gt;</text:p>
      <text:p text:style-name="P10"><text:s text:c="8"/>&lt;/OCSPRefs&gt;</text:p>
      <text:p text:style-name="P10"><text:s text:c="7"/>&lt;/CompleteRevocationRefs&gt;</text:p>
      <text:p text:style-name="P16"><text:tab/> (&lt;SigAndRefsTimeStamp Id= &gt;</text:p>
      <text:p text:style-name="P16"><text:tab/> <text:s text:c="2"/>(&lt;Include URI= &gt;)+</text:p>
      <text:p text:style-name="P16"><text:tab/> <text:s text:c="2"/>&lt;EncapsulatedTimeStamp&gt;</text:p>
      <text:p text:style-name="P16"><text:tab/> &lt;/SigAndRefsTimeStamp&gt;)?</text:p>
      <text:p text:style-name="P10"><text:s text:c="7"/>&lt;CertificateValues&gt;</text:p>
      <text:p text:style-name="P10"><text:s text:c="8"/>&lt;EncapsulatedX509Certificate Id= /&gt;</text:p>
      <text:p text:style-name="P10"><text:s text:c="7"/>&lt;/CertificateValues&gt;</text:p>
      <text:p text:style-name="P10"><text:s text:c="7"/>&lt;RevocationValues&gt;</text:p>
      <text:p text:style-name="P10"><text:s text:c="8"/>&lt;OCSPValues&gt;</text:p>
      <text:p text:style-name="WW-Lihttekst"><text:span text:style-name="T12"><text:s text:c="9"/>&lt;EncapsulatedOCSPValue Id= &gt;</text:span></text:p>
      <text:p text:style-name="P10"><text:s text:c="8"/>&lt;/OCSPValues&gt;</text:p>
      <text:p text:style-name="P10"><text:s text:c="7"/>&lt;/RevocationValues&gt;</text:p>
      <text:p text:style-name="P10"><text:s text:c="6"/>&lt;/UnsignedSignatureProperties&gt;</text:p>
      <text:p text:style-name="P10"><text:s text:c="5"/>&lt;/UnsignedProperties&gt;</text:p>
      <text:p text:style-name="P10"><text:s text:c="4"/>&lt;/QualifyingProperties&gt;</text:p>
      <text:p text:style-name="P10"><text:s text:c="3"/>&lt;/Object&gt;</text:p>
      <text:p text:style-name="P10"><text:s text:c="2"/>&lt;/Signature&gt;</text:p>
      <text:p text:style-name="WW-Lihttekst"><text:span text:style-name="T12"><text:s/>&lt;/</text:span><text:span text:style-name="T10">SignedDoc</text:span><text:span text:style-name="T12">&gt;</text:span></text:p>
      <text:p text:style-name="P3"/>
      <text:list text:style-name="WW8Num11" text:continue-numbering="true">
        <text:list-item>
          <text:h text:style-name="P4" text:outline-level="1">Elements and their attributes</text:h>
        </text:list-item>
      </text:list>
      <text:list text:style-name="WW8Num20">
        <text:list-item>
          <text:list>
            <text:list-item>
              <text:h text:style-name="P17" text:outline-level="2">Root element (SignedDoc)</text:h>
            </text:list-item>
          </text:list>
        </text:list-item>
      </text:list>
      <text:p text:style-name="P18"/>
      <text:p text:style-name="Standard"><text:span text:style-name="T2">The root element of each DigiDoc file is </text:span><text:span text:style-name="T9">&lt;SignedDoc&gt;. </text:span><text:span text:style-name="T14">It </text:span><text:span text:style-name="T2">has the following attributes:</text:span></text:p>
      <text:p text:style-name="Standard"><text:span text:style-name="T9">format</text:span><text:span text:style-name="T2"> – DigiDoc file format name. Current format is "DIGIDOC-XML". The older format "SK-XML" is also known. </text:span></text:p>
      <text:p text:style-name="Standard"><text:span text:style-name="T9">version</text:span><text:span text:style-name="T2"> – DigiDoc file format version. Current version is "1.4". In case of the older format "SK-XML", version is "1.0" or in case of DIGIDOC-SK format older versions are 1.1, 1.2 and 1.3. The current document describes the format 1.4. See below for list of differences between versions.</text:span></text:p>
      <text:p text:style-name="Standard"><text:span text:style-name="T9">xmlns</text:span><text:span text:style-name="T2"> – SignedDoc namespace is required <text:s/></text:span><text:a xlink:type="simple" xlink:href="http://www.sk.ee/DigiDoc/v1.3.0#"><text:span text:style-name="T15">http://www.sk.ee/DigiDoc/v1.4.0#</text:span></text:a><text:span text:style-name="T2"> </text:span></text:p>
      <text:list text:style-name="WW8Num20" text:continue-numbering="true">
        <text:list-item>
          <text:list text:continue-numbering="true">
            <text:list-item>
              <text:h text:style-name="P17" text:outline-level="2">Original data files (DataFile)</text:h>
            </text:list-item>
          </text:list>
        </text:list-item>
      </text:list>
      <text:p text:style-name="P18"/>
      <text:p text:style-name="Standard"><text:span text:style-name="T2">A DigiDoc file contains one or more original data files or references to external files. For each file, a &lt;</text:span><text:span text:style-name="T9">DataFile&gt; </text:span><text:span text:style-name="T14">rec</text:span><text:span text:style-name="T2">ord is present. It has the following attributes:</text:span></text:p>
      <text:list text:style-name="WW8Num14">
        <text:list-item>
          <text:p text:style-name="P19"><text:span text:style-name="T9">Id</text:span><text:span text:style-name="T2"> – unique file identifier within this document. Data file identifiers begin with the character 'D' followed by file sequence number.</text:span></text:p>
        </text:list-item>
        <text:list-item>
          <text:p text:style-name="P19"><text:span text:style-name="T9">Filename</text:span><text:span text:style-name="T2"> – actual (external) file name without path.</text:span></text:p>
        </text:list-item>
        <text:list-item>
          <text:p text:style-name="P19"><text:span text:style-name="T9">ContentType</text:span><text:span text:style-name="T2"> – document encapsulation method (DETATCHED, EMBEDDED_BASE64 or EMBEDDED)</text:span></text:p>
          <text:list>
            <text:list-item>
              <text:list>
                <text:list-item>
                  <text:p text:style-name="P19"><text:span text:style-name="T9">EMBEDDED</text:span><text:span text:style-name="T2"> – original file data is in original format and is enclosed in this record. Can only be used in case of XML original data. The original XML data may not contain XML header (&lt;?xml … ?&gt; or DTD. XML elements described within this document are allowed. One DigiDoc file can be embedded in another DigiDoc file in original format.</text:span></text:p>
                </text:list-item>
                <text:list-item>
                  <text:p text:style-name="P19"><text:span text:style-name="T9">EMBEDDED_BASE64</text:span><text:span text:style-name="T2"> – file data are enclosed in this record as Base64-encoded data.</text:span></text:p>
                </text:list-item>
                <text:list-item>
                  <text:p text:style-name="P19"><text:span text:style-name="T9">DETATCHED</text:span><text:span text:style-name="T2"> – original data is contained in the file whose name is specified in the Filename attribute.</text:span></text:p>
                </text:list-item>
              </text:list>
            </text:list-item>
          </text:list>
        </text:list-item>
        <text:list-item>
          <text:p text:style-name="P19"><text:span text:style-name="T9">MimeType</text:span><text:span text:style-name="T2"> – data type of original data.</text:span></text:p>
        </text:list-item>
        <text:list-item>
          <text:p text:style-name="P19"><text:span text:style-name="T9">Size</text:span><text:span text:style-name="T2"> – size of original data file in bytes.</text:span></text:p>
        </text:list-item>
        <text:list-item>
          <text:p text:style-name="P19"><text:span text:style-name="T9">DigestType</text:span><text:span text:style-name="T2"> - <text:s/>original data file hash type. Currently, only SHA1 is supported. Only required in case of DETATCHED original file.</text:span></text:p>
        </text:list-item>
        <text:list-item>
          <text:p text:style-name="P19"><text:span text:style-name="T9">DigestValue</text:span><text:span text:style-name="T2"> – original data file digest value encoded in Base64. Digest is calculated across original data in original format. Only required in case of DETATCHED original file.</text:span></text:p>
        </text:list-item>
        <text:list-item>
          <text:p text:style-name="P19"><text:span text:style-name="T9">xmlns - </text:span><text:span text:style-name="T2">SignedDoc namespace is required <text:s/></text:span><text:a xlink:type="simple" xlink:href="http://www.sk.ee/DigiDoc/v1.3.0#"><text:span text:style-name="T15">http://www.sk.ee/DigiDoc/v1.4.0#</text:span></text:a></text:p>
        </text:list-item>
        <text:list-item>
          <text:p text:style-name="P20">Arbitrary number of other attributes (metadata) in the format &lt;name&gt;="&lt;value&gt;".</text:p>
        </text:list-item>
      </text:list>
      <text:list text:style-name="WW8Num20" text:continue-numbering="true">
        <text:list-item>
          <text:list text:continue-numbering="true">
            <text:list-item>
              <text:h text:style-name="P17" text:outline-level="2">Signatures (Signature)</text:h>
            </text:list-item>
          </text:list>
        </text:list-item>
      </text:list>
      <text:p text:style-name="P3"/>
      <text:p text:style-name="P3">A DIGIDOC-XML file may contain any number of signatures. Each signature is specified in a &lt;Signature&gt; block. Its main structure elements are:</text:p>
      <text:p text:style-name="P3"/>
      <text:list text:style-name="WW8Num14">
        <text:list-item>
          <text:p text:style-name="P20">&lt;SignedInfo&gt; - XML-DSIG block that contains the info to be signed</text:p>
        </text:list-item>
        <text:list-item>
          <text:p text:style-name="P20">&lt;SignatureValue&gt; - actual signature</text:p>
        </text:list-item>
        <text:list-item>
          <text:p text:style-name="P20">&lt;KeyInfo&gt; - the certificate used to give the signature and its RSA public key.</text:p>
        </text:list-item>
        <text:list-item>
          <text:p text:style-name="P20">&lt;Object&gt; + &lt;QualifyingProperties&gt; - extension block according to XAdES. It contains:</text:p>
          <text:list>
            <text:list-item>
              <text:p text:style-name="P20">&lt;SignedProperties&gt;+&lt;SignedSignatureProperties&gt; - additional data to be included in the signature. They are: </text:p>
              <text:list>
                <text:list-item>
                  <text:p text:style-name="P20">signing time (&lt;SigningTime&gt;)</text:p>
                </text:list-item>
                <text:list-item>
                  <text:p text:style-name="P20">info about certificate used to give the signature (&lt;SigningCertificate&gt;)</text:p>
                </text:list-item>
                <text:list-item>
                  <text:p text:style-name="P20">signature policy (&lt;SignaturePolicyIndentifier&gt;)</text:p>
                </text:list-item>
                <text:list-item>
                  <text:p text:style-name="P20">place of signing (&lt;SignatureProductionPlace&gt;)</text:p>
                </text:list-item>
                <text:list-item>
                  <text:p text:style-name="P20">signer role (&lt;SignerRole&gt;)</text:p>
                </text:list-item>
              </text:list>
            </text:list-item>
            <text:list-item>
              <text:p text:style-name="P20">&lt;UnsignedProperties&gt;+&lt;UnsignedSignatureProperties&gt; - unsigned data. They are:</text:p>
              <text:list>
                <text:list-item>
                  <text:p text:style-name="P20">signature value timestamp - <text:span text:style-name="T5">&lt;SignatureTimeStamp&gt;</text:span></text:p>
                </text:list-item>
                <text:list-item>
                  <text:p text:style-name="P20">validity confirmation server (OCSP server) certificate info (&lt;CompleteCertificateRefs&gt;)</text:p>
                </text:list-item>
                <text:list-item>
                  <text:p text:style-name="P20">validity confirmation info (&lt;CompleteRevocationRefs&gt;+&lt;OCSPRefs&gt;)</text:p>
                </text:list-item>
                <text:list-item>
                  <text:p text:style-name="P20"><text:s/>validity confirmation server (OCSP responder) certificate (&lt;CertificateValues&gt;)</text:p>
                </text:list-item>
                <text:list-item>
                  <text:p text:style-name="P20">signature timestamps, certificate refs and revocation refs timestamp - <text:span text:style-name="T5">&lt;SigAndRefsTimeStamp&gt;</text:span></text:p>
                </text:list-item>
                <text:list-item>
                  <text:p text:style-name="P20">actual validity confirmation (&lt;RevocationValues&gt;)</text:p>
                </text:list-item>
              </text:list>
            </text:list-item>
          </text:list>
        </text:list-item>
      </text:list>
      <text:p text:style-name="P3"/>
      <text:p text:style-name="P18">Signature parameters</text:p>
      <text:p text:style-name="P21"/>
      <text:p text:style-name="P2">Client signature is contained in the &lt;Signature&gt; element. This element has the following attributes:</text:p>
      <text:list text:style-name="WW8Num12">
        <text:list-item>
          <text:p text:style-name="P22"><text:span text:style-name="T9">Id</text:span><text:span text:style-name="T2"> – unique client signature identifier in this document. Client signature identifies begin with the 'S' character, followed by signature sequence number.</text:span></text:p>
        </text:list-item>
        <text:list-item>
          <text:p text:style-name="P22"><text:span text:style-name="T9">xmlns</text:span><text:span text:style-name="T2"> – XML signature namespace. Must have this value: "</text:span><text:a xlink:type="simple" xlink:href="http://www.w3.org/2000/09/xmldsig"><text:span text:style-name="T3">http://www.w3.org/2000/09/xmldsig</text:span></text:a><text:span text:style-name="T2">#". </text:span></text:p>
        </text:list-item>
      </text:list>
      <text:list text:style-name="WW8Num20" text:continue-numbering="true">
        <text:list-item>
          <text:list text:continue-numbering="true">
            <text:list-item>
              <text:list text:continue-numbering="true">
                <text:list-item>
                  <text:h text:style-name="P23" text:outline-level="3">Signed information block (SignedInfo)</text:h>
                </text:list-item>
              </text:list>
            </text:list-item>
          </text:list>
        </text:list-item>
      </text:list>
      <text:p text:style-name="Text_20_body"><text:span text:style-name="T2">All data signed by the client are contained in the &lt;SignedInfo&gt; block. The &lt;SignedInfo&gt; element may have an attribute "xmlns" with the same content as &lt;Signature&gt; element. If it is not present, the library automatically adds it for hash calculation. DigiDoc file signatures are canonized and the signature method is always SHA1 + RSA. This is reflected by the elements &lt;CanonicalizationMethod</text:span><text:span text:style-name="T8">&gt; and &lt;SignatureMethod&gt; in the beginning of this block. They have the following fixed content</text:span><text:span text:style-name="T2">:</text:span></text:p>
      <text:p text:style-name="Standard"><text:span text:style-name="T16"><text:s text:c="4"/>&lt;CanonicalizationMethod Algorithm="</text:span><text:a xlink:type="simple" xlink:href="http://www.w3.org/TR/2001/REC-xml-c14n-20010315"><text:span text:style-name="T17">http://www.w3.org/TR/2001/REC-xml-c14n-20010315</text:span></text:a><text:span text:style-name="T16">"/&gt;</text:span></text:p>
      <text:p text:style-name="Standard"><text:span text:style-name="T16"><text:s text:c="4"/>&lt;SignatureMethod Algorithm="</text:span><text:a xlink:type="simple" xlink:href="http://www.w3.org/2000/09/xmldsig#rsa-sha1"><text:span text:style-name="T17">http://www.w3.org/2000/09/xmldsig#rsa-sha1</text:span></text:a><text:span text:style-name="T16">"/&gt;</text:span></text:p>
      <text:p text:style-name="P2"/>
      <text:p text:style-name="P2">One &lt;Reference&gt; block for each data file follows. For each signature, another &lt;Reference&gt; block is present, to store the hash code of the info to be signed, as specified by XAdES extensions. The &lt;Reference&gt; block concerning the original data file contains the hash code of &lt;DataFile&gt; and the hash code of the signed info specified by XAdES extensions and present in &lt;SignedProperties&gt; block. Each &lt;Reference&gt; element has an URI attribute. The value of it is as follows, according to block type:</text:p>
      <text:list text:style-name="WW8Num19">
        <text:list-item>
          <text:p text:style-name="P24">URI="#&lt;doc-id&gt;" – Hash code of original data.</text:p>
        </text:list-item>
        <text:list-item>
          <text:p text:style-name="P25"><text:span text:style-name="T2">URI=“#&lt;signature-id&gt;-SignedProperties“ – Hash code of additional info to be added to signature according to XAdES extensions. The element &lt;Reference&gt; that contains the hash code of element &lt;SignedProperties&gt; must also have a </text:span><text:span text:style-name="T8">"Type" attribute with the following value:</text:span><text:span text:style-name="T2"> "http://uri.etsi.org/01903#SignedProperties".</text:span></text:p>
        </text:list-item>
      </text:list>
      <text:p text:style-name="Text_20_body"><text:span text:style-name="T2">Hash code type is always sha1 and signature type is detatched-signature, i.e. the &lt;Reference</text:span><text:span text:style-name="T8">&gt; elements contain the hash codes of &lt;DataFile&gt; elements contained in this document. This is specified by &lt;Reference&gt; element attribute URI="&lt;xml-block-id&gt;"</text:span><text:span text:style-name="T2">. <text:s/></text:span></text:p>
      <text:p text:style-name="Text_20_body"><text:span text:style-name="T2">The element &lt;Transforms&gt; is only necessary if the &lt;Reference&gt; block contains hash code of a data file with embedding type DETATCHED. In this case, the element &lt;DataFile&gt; has only a reference type to the external file and its digest code in the attribute Digest Value. In each &lt;Reference&gt; block, there is also a &lt;DigestValue&gt; element that contains the hash code of &lt;DataFile&gt; element in Base64. In this case, &lt;Reference&gt; child elements &lt;DigestMethod&gt; and &lt;Transforms</text:span><text:span text:style-name="T8">&gt; are required. They must have the following values</text:span><text:span text:style-name="T2">:</text:span></text:p>
      <text:p text:style-name="P26"><text:s text:c="6"/>&lt;Transforms&gt;</text:p>
      <text:p text:style-name="Standard"><text:span text:style-name="T16"><text:s text:c="8"/>&lt;Transform Algorithm="</text:span><text:a xlink:type="simple" xlink:href="http://www.w3.org/2000/09/xmldsig#enveloped-signature"><text:span text:style-name="T17">http://www.sk.ee/2002/10/digidoc#detatched-document-signature</text:span></text:a><text:span text:style-name="T16">"/&gt;</text:span></text:p>
      <text:p text:style-name="P26"><text:s text:c="6"/>&lt;/Transforms&gt;</text:p>
      <text:p text:style-name="Standard"><text:span text:style-name="T16"><text:s text:c="6"/>&lt;DigestMethod Algorithm="</text:span><text:a xlink:type="simple" xlink:href="http://www.w3.org/2000/09/xmldsig#sha1"><text:span text:style-name="T17">http://www.w3.org/2000/09/xmldsig#sha1</text:span></text:a><text:span text:style-name="T16">"/&gt;</text:span></text:p>
      <text:p text:style-name="P26"/>
      <text:p text:style-name="P2"/>
      <text:list text:style-name="WW8Num20" text:continue-numbering="true">
        <text:list-item>
          <text:list text:continue-numbering="true">
            <text:list-item>
              <text:list text:continue-numbering="true">
                <text:list-item>
                  <text:h text:style-name="P23" text:outline-level="3">Actual signature (SignatureValue)</text:h>
                </text:list-item>
              </text:list>
            </text:list-item>
          </text:list>
        </text:list-item>
      </text:list>
      <text:p text:style-name="Text_20_body"><text:span text:style-name="T2">For creating a signature, signed data hash codes must be collected and stored in the &lt;SignedInfo&gt; block in the format describe above. From this element, a signature is created and stored in &lt;SignatureValue</text:span><text:span text:style-name="T8">&gt; element as Base64 encoded data. This element has an attribute "id" with this format: </text:span><text:span text:style-name="T2">id="&lt;signature-id&gt;-SIG".</text:span></text:p>
      <text:list text:style-name="WW8Num20" text:continue-numbering="true">
        <text:list-item>
          <text:list text:continue-numbering="true">
            <text:list-item>
              <text:list text:continue-numbering="true">
                <text:list-item>
                  <text:h text:style-name="P23" text:outline-level="3">Signer certificate (KeyInfo)</text:h>
                </text:list-item>
              </text:list>
            </text:list-item>
          </text:list>
        </text:list-item>
      </text:list>
      <text:p text:style-name="P2">At the end of client signature, signer certificate in Base64 (PEM format) is present in two representations:</text:p>
      <text:list text:style-name="WW8Num19">
        <text:list-item>
          <text:p text:style-name="P24">&lt;KeyValue&gt;/&lt;RSAKeyValue&gt; contain the identifying subelements &lt;Modulus&gt; and &lt;Exponent&gt;</text:p>
        </text:list-item>
        <text:list-item>
          <text:p text:style-name="P24">&lt;X509Data&gt;/&lt;X509Certificate&gt; contain the actual certificate in Base64 format.</text:p>
        </text:list-item>
      </text:list>
      <text:list text:style-name="WW8Num20" text:continue-numbering="true">
        <text:list-item>
          <text:list text:continue-numbering="true">
            <text:list-item>
              <text:list text:continue-numbering="true">
                <text:list-item>
                  <text:h text:style-name="P23" text:outline-level="3">XAdES extension block – parameters to be signed (SignedSignatureProperties)</text:h>
                </text:list-item>
              </text:list>
            </text:list-item>
          </text:list>
        </text:list-item>
      </text:list>
      <text:p text:style-name="Text_20_body"><text:span text:style-name="T2">The signature is followed by signature properties that are encapsulated in &lt;Object&gt; and &lt;QualifyingProperties&gt; elements. Parameters of &lt;QualifyingProperties&gt; elements are:</text:span></text:p>
      <text:list text:style-name="WW8Num23">
        <text:list-item>
          <text:p text:style-name="P27"><text:span text:style-name="T9">Target</text:span><text:span text:style-name="T2"> – value pointing to signature in the format "#&lt;signature-id&gt;"</text:span></text:p>
        </text:list-item>
        <text:list-item>
          <text:p text:style-name="P27"><text:span text:style-name="T9">xmlns </text:span><text:span text:style-name="T2">– XML namespace. Value </text:span><text:a xlink:type="simple" xlink:href="http://uri.etsi.org/01903/v1.1.1#"><text:span text:style-name="T15">http://uri.etsi.org/01903#</text:span></text:a><text:span text:style-name="T2"> is required.</text:span></text:p>
        </text:list-item>
      </text:list>
      <text:p text:style-name="P2">There are two types of properties – signed and unsigned.</text:p>
      <text:p text:style-name="Text_20_body"><text:span text:style-name="T2">Signed properties are stored in the &lt;SignedProperties&gt; element and are protected against changes with a hash code that is signed by client and has the identifier URI=“#&lt;signature-id&gt;-SignedProperties“. &lt;SignedProperties&gt; parameter is:</text:span></text:p>
      <text:list text:style-name="WW8Num19">
        <text:list-item>
          <text:p text:style-name="P25"><text:span text:style-name="T9">Id</text:span><text:span text:style-name="T2"> – identifier matching the signature in the format "&lt;signature-id&gt;-SignedProperties"</text:span></text:p>
        </text:list-item>
      </text:list>
      <text:p text:style-name="P2">Current format supports only those signed signature properties that are stored in the &lt;SignedSignatureProperties&gt; element:</text:p>
      <text:list text:style-name="WW8Num17">
        <text:list-item>
          <text:p text:style-name="P28"><text:span text:style-name="T2">Signer computer time at time of signing - &lt;SigningTime&gt;. Stored in dateTime format (see XML Schema2 p.3.2.7): "YYYY-MM-DDTHH24:MM:SS(+/-)TZ:00".<text:line-break/>Starting from version DIGIDOC-XML 1.1, all times are stored as UTC and time zone value is ’Z’.</text:span></text:p>
        </text:list-item>
        <text:list-item>
          <text:p text:style-name="P29">Client certificate info – to protect against changing client certificate, we sign the following attributes and store them in the element &lt;Cert Id="&lt;signature-id&gt;-CERTINFO"&gt;:</text:p>
          <text:list>
            <text:list-item>
              <text:p text:style-name="P29">certificate digest code - &lt;CertDigest&gt;/&lt;DigestValue&gt; - always SHA1 digest.</text:p>
            </text:list-item>
            <text:list-item>
              <text:p text:style-name="P28"><text:span text:style-name="T2">DN of certificate issuer - &lt;IssuerSerial&gt;/&lt;X509IssuerName&gt;</text:span></text:p>
            </text:list-item>
            <text:list-item>
              <text:p text:style-name="P28"><text:span text:style-name="T2">certificate identifier - &lt;IssuerSerial&gt;/&lt;X509SerialNumber&gt;</text:span></text:p>
            </text:list-item>
          </text:list>
        </text:list-item>
        <text:list-item>
          <text:p text:style-name="P28"><text:span text:style-name="T2">Signature usage rules - &lt;SignaturePolicyIdentifier&gt;. This is mandatory according to XAdES. DIGIDOC-XML uses the value &lt;SignaturePolicyImplied /&gt;. It means that signing policy is specified outside the document – in case of the Estonian ID card, by Digital Signature Law, SK Certificate Practice Statement and ESTEID Certificate Policy.</text:span></text:p>
        </text:list-item>
        <text:list-item>
          <text:p text:style-name="P29">Signing place as nonmandatory element - &lt;SignatureProductionPlace&gt;. The following data are stored here in arbitrary format:</text:p>
          <text:list>
            <text:list-item>
              <text:p text:style-name="P29">Name of city - &lt;City&gt;</text:p>
            </text:list-item>
            <text:list-item>
              <text:p text:style-name="P29">State or province - &lt;StateOrProvince&gt;</text:p>
            </text:list-item>
            <text:list-item>
              <text:p text:style-name="P29">Postal code - &lt;PostalCode&gt;</text:p>
            </text:list-item>
            <text:list-item>
              <text:p text:style-name="P29">Country name - &lt;CountryName&gt;</text:p>
            </text:list-item>
          </text:list>
        </text:list-item>
        <text:list-item>
          <text:p text:style-name="P29">Signer role as nonmandatory element – &lt;SignerRole&gt; - the roles that the signer himself claims to have (unverified). DIGIDOC-XML only uses the claimed role element &lt;ClaimedRoles&gt;. There may be one or more of them. DIGIDOC-XML also allows this field to be interpreted as resolution that is added at time of document signing.</text:p>
        </text:list-item>
      </text:list>
      <text:list text:style-name="WW8Num20" text:continue-numbering="true">
        <text:list-item>
          <text:list text:continue-numbering="true">
            <text:list-item>
              <text:list text:continue-numbering="true">
                <text:list-item>
                  <text:h text:style-name="P23" text:outline-level="3"/>
                </text:list-item>
                <text:list-item>
                  <text:h text:style-name="P23" text:outline-level="3">XAdES extension block – unsigned parameters (UnsignedSignatureProperties)</text:h>
                </text:list-item>
              </text:list>
            </text:list-item>
          </text:list>
        </text:list-item>
      </text:list>
      <text:p text:style-name="P2">The unsigned properties are stored in the &lt;UnsignedProperties&gt; element. The current version only supports unsigned signature properties &lt;UnsignedSignatureProperties&gt;. Here, references to OCSP responder certificate and validity confirmation, timestamps and the actual certificate and validity confirmation are stored.</text:p>
      <text:p text:style-name="P30">First, signature value timestamp - &lt;SignatureTimeStamp&gt; is stored. This element has an &lt;Include&gt; child element that refers to timestamped data with it's URI atribute. Timestamp data itself is stored in base64 format <text:s/>in <text:s/>&lt;EncapsulatedTimeStamp&gt; child element. Every timestamp confirms the existence of some number of XML elements before certain time moment. For that purpose the timestamp input data's hash code is calculated , timestamped and signed by the service provider. Child elements &lt;Include&gt; determine the XML elements which in canonicalized form provide input data for hash code calculation. If multiple &lt;Include&gt; child elements are given then all data refered by them is concatenated in the order of corresponding &lt;Include&gt; elements to provide an octet stream for hash code calculation.</text:p>
      <text:p text:style-name="P2">Second, validity confirmation issuer certificate properties are stored in the element &lt;CompleteCertificateRefs&gt;. The element &lt;Cert Id="&lt;signature-id&gt;-RESPONDER_CERTINFO"&gt; stores the following certificate properties:</text:p>
      <text:list text:style-name="WW8Num17">
        <text:list-item>
          <text:p text:style-name="P29">certificate digest code - &lt;CertDigest&gt;/&lt;DigestValue&gt; - always SHA1 digest.</text:p>
        </text:list-item>
        <text:list-item>
          <text:p text:style-name="P28"><text:span text:style-name="T2">DN of certificate issuer - &lt;IssuerSerial&gt;/&lt;X509IssuerName&gt;</text:span></text:p>
        </text:list-item>
        <text:list-item>
          <text:p text:style-name="P28"><text:span text:style-name="T2">certificate identifier - &lt;IssuerSerial&gt;/&lt;X509SerialNumber&gt;</text:span></text:p>
        </text:list-item>
      </text:list>
      <text:p text:style-name="P2">Following is the element &lt;CompleteRevocationRefs&gt;. It contains validity confirmation issuer, timestamp and the digest code in the subelement &lt;OCSPRefs&gt;/&lt;OCSPRef&gt;. Validity confirmation issuer data are stored in the element &lt;OCSPIdentifier&gt; with the attribute:</text:p>
      <text:list text:style-name="WW8Num15">
        <text:list-item>
          <text:p text:style-name="P31">URI – reference to actual validity confirmation in the format #&lt;validity-confirmation-id &gt;</text:p>
        </text:list-item>
      </text:list>
      <text:p text:style-name="P2">and subelements:</text:p>
      <text:list text:style-name="WW8Num15">
        <text:list-item>
          <text:p text:style-name="P31">ResponderID – OCSP server identifier, for example: "/C=EE/O=ESTEID/OU=OCSP/CN=ESTEID-SK OCSP RESPONDER/emailAddress=pki@sk.ee".</text:p>
        </text:list-item>
        <text:list-item>
          <text:p text:style-name="P32"><text:span text:style-name="T2">ProducedAt – validity confirmation issuing time in dateTime format: <text:s/><text:line-break/>"YYYY-MM-DDTHH24:MM:SS(+/-)TZ:00".</text:span></text:p>
        </text:list-item>
      </text:list>
      <text:p text:style-name="P2">Validity confirmation digest code is stored in &lt;OCSPRef&gt; subelement &lt;DigestAlgAndValue&gt; with subelements:</text:p>
      <text:list text:style-name="WW8Num16">
        <text:list-item>
          <text:p text:style-name="P33">DigestMethod – specifies digest calculation algorithm with this attribute:</text:p>
        </text:list-item>
      </text:list>
      <text:p text:style-name="P34">Algorithm="http://www.w3.org/2000/09/xmldsig#sha1" </text:p>
      <text:list text:style-name="WW8Num16">
        <text:list-item>
          <text:p text:style-name="P33">DigestValue – digest value in Base64.</text:p>
        </text:list-item>
      </text:list>
      <text:p text:style-name="P30">Next comes signature value timestamps, certificate and revocation info references timestamp - &lt;SigAndRefsTimeStamp&gt;. This element has 3 &lt;Include&gt; child elements, which refer to timestamp input data - &lt;SignatureTimeStamp&gt;, &lt;CompleteCertificateRefs&gt; and &lt;CompleteRevocationRefs&gt;. The timestamp data itself is stored in base64 form in child element &lt;EncapsulatedTimeStamp&gt;.</text:p>
      <text:p text:style-name="P2">The validity confirmation issuer certificate is stored as Base64 (PEM) in the element &lt;CertificateValues&gt; &lt;EncapsulatedX509Certificate Id="&lt;signature-id&gt;-RESPONDER_CERT"&gt;. </text:p>
      <text:p text:style-name="Text_20_body"><text:span text:style-name="T2">Finally, validity confirmation data is stored in the element &lt;RevocationValues&gt;/&lt;OCSValues&gt;. This is followed by the element &lt;EncapsulatedOCSPValue&gt; with the attribute Id – validity confirmation identifier. </text:span></text:p>
      <text:p text:style-name="Text_20_body"><text:span text:style-name="T2">The content of the &lt;EncapsulatedOCSPValue&gt; element is OCSP validity confirmation in Base64 format. The OCSP request should contain hash of the Signature value in the Nonce field. The hash over Signature Value should be calculated over 128-byte value of the RSA signature (not over the base64 form). This Nonce value is also contained in the OCSP response.</text:span></text:p>
      <text:list text:style-name="WW8Num11" text:continue-numbering="true">
        <text:list-item>
          <text:h text:style-name="P4" text:outline-level="1">Verification rules</text:h>
        </text:list-item>
      </text:list>
      <text:p text:style-name="Text_20_body"><text:span text:style-name="T2">The signed document should contain one or more original data files (&lt;DataFile&gt; element) and could contain one ore more signatures (&lt;Signature&gt; element). Every signature in the document should be given over all original files. Additionally, the signature is calculated over XAdES &lt;SignedProperties&gt; extensions block. For verification of DIGIDOC-XML document, the following steps should be performed:</text:span></text:p>
      <text:list text:style-name="WW8Num25">
        <text:list-item>
          <text:p text:style-name="P35"><text:span text:style-name="T9">SignedDoc</text:span><text:span text:style-name="T2"> – verify that the root element is &lt;SignedDoc&gt;</text:span></text:p>
        </text:list-item>
        <text:list-item>
          <text:p text:style-name="P35"><text:span text:style-name="T9">Format and version</text:span><text:span text:style-name="T2"> – check whether if the format and version are known</text:span></text:p>
        </text:list-item>
        <text:list-item>
          <text:p text:style-name="P35"><text:span text:style-name="T9">Digests of original files</text:span><text:span text:style-name="T2"> – calculate the hash digests of every original data file using canonized <text:s/>form of &lt;DataFile&gt; block.</text:span></text:p>
        </text:list-item>
        <text:list-item>
          <text:p text:style-name="P35"><text:span text:style-name="T9">Detached files</text:span><text:span text:style-name="T2"> – if any of &lt;DataFile&gt; element’s parameter ContentType has value DETACHED then the original file is separate of container. The file should be located using parameter Filename, calculate the hash digest and compare it to Digest parameter. If the file cannot be located then user application should be able to feed the correct location.</text:span></text:p>
        </text:list-item>
        <text:list-item>
          <text:p text:style-name="P35"><text:span text:style-name="T9">SignedInfo</text:span><text:span text:style-name="T2"> – Every signature must contain element &lt;SignedInfo&gt; that contains one &lt;Reference&gt; element per original data file. In addition to checking proper syntax, hash values of &lt;DigestValue&gt; elements should be verified. One of them is referring to digest value of original data file; the other is referring to the hash value of &lt;SignedProperties&gt; element.</text:span></text:p>
        </text:list-item>
        <text:list-item>
          <text:p text:style-name="P35"><text:span text:style-name="T9">Signature</text:span><text:span text:style-name="T2"> - The hash value over canonized form of &lt;SignedInfo&gt; block is encrypted with signer’s private key. Resulting 128-byte RSA-SHA1 signature is saved in &lt;SignatureValue&gt; element in base64 form. Every signature must contain certificate of the signer in element &lt;X509Certificate&gt;. The private component should be extracted from this certificate in order to decrypt the RSA signature. The result is 35-byte ASN.1-encoded value which contains signed hash value in 20 last bytes. This hash should match with hash calculated over &lt;SignedInfo&gt; block.</text:span></text:p>
        </text:list-item>
        <text:list-item>
          <text:p text:style-name="P35"><text:span text:style-name="T9">Certificate digest</text:span><text:span text:style-name="T2"> – The hash digest of the certificate stored in element &lt;SigningCertificate&gt;/&lt;Cert&gt;/&lt;CertDigest&gt;/&lt;DigestValue&gt; should match with hash of the &lt;X509Certificate&gt; content. Issuer of the signer’s certificate should be recognized.</text:span></text:p>
        </text:list-item>
        <text:list-item>
          <text:p text:style-name="P35"><text:span text:style-name="T18">Validity confirmation</text:span><text:span text:style-name="T2"> – Every signature should have one validity confirmation (OCSP response) which is stored in &lt;EncapsulatedOCSPValue&gt;. The response field Nonce should match with hash of &lt;SignatureValue&gt; element content. The OCSP response is signed and corresponding certificate is available in element &lt;EncapsulatedX509Certificate&gt;.</text:span></text:p>
        </text:list-item>
        <text:list-item>
          <text:p text:style-name="P36">Timestamps<text:span text:style-name="T19"> – the format supports two optional timestamps:</text:span></text:p>
        </text:list-item>
      </text:list>
      <text:list text:style-name="L1">
        <text:list-item>
          <text:p text:style-name="P37">SignatureTimeStamp – signature value timestamp</text:p>
        </text:list-item>
        <text:list-item>
          <text:p text:style-name="P38">SigAndRefsTimeStamp – timestamp over SignatureTimeStamp, CompleteCertificateRefs and CompleteRevocationRefs elements.</text:p>
        </text:list-item>
      </text:list>
      <text:p text:style-name="P39">To verify the timestamps one has to locate the XML elements that are referred by the URI atributes of &lt;Include&gt; child elements, canonicalize their hada and concatenate it in the exact order of &lt;Include&gt; elements. Input data hash code has been signed by service provider. Timestamps signature is verified with the service providers CA certificate. Every timestamp value contains also timestamp service provider servers time value at the moment of timestamping. <text:s/>Those server times are compared in following manner.</text:p>
      <text:list text:style-name="L2">
        <text:list-item>
          <text:p text:style-name="P40">SignatureTimeStamp's time must be before SigAndRefsTimeStamp time.</text:p>
        </text:list-item>
        <text:list-item>
          <text:p text:style-name="P40">OCSP confirmations time must be between the above mentioned times.</text:p>
        </text:list-item>
      </text:list>
      <text:p text:style-name="P39">Since OCSP and timestamps may be given by different servers who's clocks are not exactly synchronized one schould allowe a few seconds error.</text:p>
      <text:p text:style-name="P39"/>
      <text:list text:style-name="WW8Num11" text:continue-numbering="true">
        <text:list-item>
          <text:h text:style-name="P4" text:outline-level="1">Differences between DIGIDOC-XML versions 1.0 and 1.1</text:h>
        </text:list-item>
      </text:list>
      <text:p text:style-name="P2">The document format version 1.1 provides better interoperability with existing XML-DSIG applications and fixes some minor errors from 1.0:</text:p>
      <text:list text:style-name="WW8Num16">
        <text:list-item>
          <text:p text:style-name="P33">The previous version had "SK-XML" as the format identifier and the only allowed version was "1.0". The newer format has "DIGIDOC-XML" as the format identifier, and currently the only allowed version is "1.1".</text:p>
        </text:list-item>
        <text:list-item>
          <text:p text:style-name="P33">In version 1.0, the DigestType and DigestValue attributes of &lt;DataFile&gt; element were mandatory. They contained the digest of the element contents (without XML tags). In version 1.1, these attributes are only required if the &lt;DataFile&gt; element points to an external file (attribute ContentType="DETATCHED") and they contain the digest of the external file specified in the Filename attribute.</text:p>
        </text:list-item>
        <text:list-item>
          <text:p text:style-name="P33">In version 1.0, the digest of the &lt;DataFile&gt; element was calculated in the original format. In version 1.1, the digest is calculated across the whole &lt;DataFile&gt; element in canonized form. Due to this, in version 1.1 there are no longer any unsigned attributes of the &lt;DataFile&gt; attribute. In version 1.0, the signed attributes were MimeType and the digest of original data. </text:p>
        </text:list-item>
        <text:list-item>
          <text:p text:style-name="P33">In version 1.0, the signed info block &lt;SignedInfo&gt; contained two &lt;Reference&gt; blocks per each &lt;DataFile&gt; element. In version 1.1, &lt;SignedInfo&gt; contains only one &lt;Reference&gt; block per each &lt;DataFile&gt; element. The digest stored in there is calculated across the whole &lt;DataFile&gt; in canonized format. As the whole &lt;DataFile&gt; is signed in version 1.1, there is no need for separate &lt;Reference&gt; block with MIME type digest.</text:p>
        </text:list-item>
        <text:list-item>
          <text:p text:style-name="P41"><text:span text:style-name="T2">In version 1.0, each &lt;Reference&gt; block also contained XML-DSIG enveloped-signature transformation record. This is not used in version 1.1. An exception to this is &lt;DataFile&gt; elements referencing to external files. (ContentType="DETATCHED"). In this case, the &lt;Reference&gt; block must contain the transformation with the algorithm: </text:span><text:a xlink:type="simple" xlink:href="http://www.sk.ee/2002/10/digidoc#detatched-document-signature"><text:span text:style-name="T3">http://www.sk.ee/2002/10/digidoc#detatched-document-signature</text:span></text:a><text:span text:style-name="T2">. </text:span></text:p>
        </text:list-item>
        <text:list-item>
          <text:p text:style-name="P33">In version 1.0, the element &lt;X509Certificate&gt; had an Id attribute. This is not used in version 1.1.</text:p>
        </text:list-item>
        <text:list-item>
          <text:p text:style-name="P33">In version 1.1, the modulus and exponent of public key in signer certificate are stored in element &lt;KeyInfo&gt;/&lt;KeyValue&gt;/&lt;RSAKeyValue&gt; subelements &lt;Modulus&gt; and &lt;Exponent&gt;.</text:p>
        </text:list-item>
        <text:list-item>
          <text:p text:style-name="P33">In version 1.0, the dateTime structure (used in &lt;SigningTime&gt; and &lt;ProducedAt&gt; elements) had the + and - signs mixed up in timezone notation. In version 1.1, time is always stored in UTC time zone.</text:p>
        </text:list-item>
        <text:list-item>
          <text:p text:style-name="P33">Syntax error in &lt;SignedProperties&gt; attribute „Id“ – had an extra # sign in the beginning (actually not necessary)</text:p>
        </text:list-item>
        <text:list-item>
          <text:p text:style-name="P33">Syntax error in &lt;SigningCertificate&gt; subelement &lt;Cert&gt; attribute "Id" – had an extra # sign in the beginning (actually not necessary)</text:p>
        </text:list-item>
        <text:list-item>
          <text:p text:style-name="P33">DIGIDOC-XML version 1.1 is fully compliant with the XML-DSIG standard, 1.0 was not. For testing, e.g. Apache XML Security package can be used. Problems will only arise with detached-document-signature transformation specific to external reference files; also, Apache does not check validity confirmations etc.</text:p>
        </text:list-item>
      </text:list>
      <text:list text:style-name="WW8Num11" text:continue-numbering="true">
        <text:list-item>
          <text:h text:style-name="P4" text:outline-level="1">Differences between DIGIDOC-XML versions 1.1 and 1.2 </text:h>
        </text:list-item>
      </text:list>
      <text:list text:style-name="WW8Num29">
        <text:list-item>
          <text:p text:style-name="P42">The previous format identifier was "DIGIDOC-XML" and the only allowed version was "1.1". The newer version identifier is "DIGIDOC-XML" and the allowed versions are "1.1" and "1.2".</text:p>
        </text:list-item>
        <text:list-item>
          <text:p text:style-name="P43"><text:span text:style-name="T2">In the previous element, &lt;SignedInfo&gt; and &lt;SignedProperties&gt; elements required the attribute "xmlns" with the value </text:span><text:a xlink:type="simple" xlink:href="http://www.w3.org/2000/09/xmldsig#"><text:span text:style-name="T3">http://www.w3.org/2000/09/xmldsig#</text:span></text:a><text:span text:style-name="T2">. In version "1.2", this attribute is required only for &lt;Signature&gt; element. For all its subelements, it is allowed but not required. At the time of digest calculation, this element is automatically generated to main XML block element (&lt;SignedInfo&gt; and &lt;SignedProperties&gt;). This is compliant with the behavior of Apache XML Security and .NET.</text:span></text:p>
        </text:list-item>
        <text:list-item>
          <text:p text:style-name="P43"><text:span text:style-name="T2">In version "1.2", for the element &lt;Reference&gt; containing the digest of &lt;SignedProperties&gt;, the attribute "Type" is required with this value: </text:span><text:a xlink:type="simple" xlink:href="http://uri.etsi.org/01903/v1.1.1#SignedProperties"><text:span text:style-name="T3">http://uri.etsi.org/01903/v1.1.1#SignedProperties</text:span></text:a><text:span text:style-name="T2">. </text:span></text:p>
        </text:list-item>
        <text:list-item>
          <text:p text:style-name="P42">In version "1.1", only the most important attributes of the OCSP validity confirmation were stored in memory, and not the whole confirmation. Due to this, an error could be generated at the time of file saving where validity confirmation value and its digest did not match. This is fixed in version "1.2".</text:p>
        </text:list-item>
      </text:list>
      <text:h text:style-name="P44" text:outline-level="1" text:is-list-header="true">Differences between DIGIDOC-XML versions 1.2 and 1.3 </text:h>
      <text:p text:style-name="P2">1.3 version of DIGIDOC-XML was created in order to fix some syntactical glitches in order to achieve full and proven interoperability with other XAdES implementations. The mistakes corrected are:</text:p>
      <text:list text:style-name="WW8Num24">
        <text:list-item>
          <text:p text:style-name="P45"><text:span text:style-name="T2">&lt;QualifyingProperties&gt; - version 1.2 had no parameters. By XAdES syntakx parameters xmlns="http://uri.etsi.org/01903/v1.1.1#" ja Target="#&lt;signature-id&gt;" are required</text:span></text:p>
        </text:list-item>
        <text:list-item>
          <text:p text:style-name="P46">&lt;SignedProperties&gt;. Parameters xmlns= and Target= should be not allowed.</text:p>
        </text:list-item>
        <text:list-item>
          <text:p text:style-name="P47"><text:span text:style-name="T2">&lt;IssuerSerial&gt;. In version 1.2 it contained serial number of the certificate. In 1.3 it contains:<text:line-break/></text:span><text:span text:style-name="T20">&lt;IssuerSerial&gt;<text:line-break/> <text:s/>&lt;X509IssuerName xmlns="http://www.w3.org/2000/09/xmldsig#"&gt;<text:line-break/> <text:s text:c="3"/>&lt;!-- issuer DN of the <text:s/>signer’s certificate --&gt;<text:line-break/> <text:s/>&lt;/X509IssuerName&gt;<text:line-break/> <text:s/>&lt;X509SerialNumber&gt;<text:line-break/> <text:s text:c="3"/>&lt;!-- serial number of the signer’s certificate --&gt;<text:line-break/> <text:s/>&lt;/X509SerialNumber&gt;<text:line-break/>&lt;/IssuerSerial&gt;</text:span></text:p>
        </text:list-item>
        <text:list-item>
          <text:p text:style-name="P45"><text:span text:style-name="T2">Syntax of dateTime data type is corrected: ‘-‘ should be used in date instead of ‘.’. This change affects elements &lt;SigningTime&gt; and &lt;ProducedAt&gt;.</text:span></text:p>
        </text:list-item>
        <text:list-item>
          <text:p text:style-name="P46">Parameter Id= is removed from element &lt;Cert&gt; as it is not allowed</text:p>
        </text:list-item>
        <text:list-item>
          <text:p text:style-name="P46">Parameter Target= is removed from element &lt;UnsignedProperties&gt;</text:p>
        </text:list-item>
        <text:list-item>
          <text:p text:style-name="P46">Element &lt;CertRefs&gt; is required between parameters &lt;CompleteCertificateRefs&gt; <text:s/>and &lt;Cert&gt;</text:p>
        </text:list-item>
        <text:list-item>
          <text:p text:style-name="P46">Element &lt;OCSPValues&gt; is required between parameters &lt;RevocationValues&gt; and &lt;EncapsulatedOCSPvalue&gt;</text:p>
        </text:list-item>
        <text:list-item>
          <text:p text:style-name="P45"><text:span text:style-name="T2">All documents should be referring to SignedDoc namespace </text:span><text:a xlink:type="simple" xlink:href="http://www.sk.ee/DigiDoc/v1.3.0">http://www.sk.ee/DigiDoc/v1.3.0</text:a>#.</text:p>
        </text:list-item>
      </text:list>
      <text:h text:style-name="P44" text:outline-level="1" text:is-list-header="true">Differences between DIGIDOC-XML versions 1.3 and 1.4 </text:h>
      <text:p text:style-name="Standard">DIGIDOC-XML <text:s/>format version 1.4 has been designed to provide complete compatibility to XadES specification in version 1.3.2. The following timestamps have been added:</text:p>
      <text:p text:style-name="Standard"/>
      <text:list text:style-name="WW8Num25">
        <text:list-item text:start-value="1">
          <text:p text:style-name="P48">&lt;SignatureTimeStamp&gt;</text:p>
        </text:list-item>
        <text:list-item>
          <text:p text:style-name="P48">&lt;SigAndRefsTimeStamp&gt;</text:p>
        </text:list-item>
      </text:list>
      <text:p text:style-name="P49">Timestamps are optional. Following elements have been changed:</text:p>
      <text:list text:style-name="L4">
        <text:list-item>
          <text:p text:style-name="P50">&lt;CompleteCertificateRefs&gt; - now contains a reference to TSA certificate</text:p>
        </text:list-item>
        <text:list-item>
          <text:p text:style-name="P50">&lt;CertificateValues&gt; - now contains the TSA certificate</text:p>
        </text:list-item>
        <text:list-item>
          <text:p text:style-name="P50">&lt;EncapsulatedOCSPValue&gt; - OCSP Nonce no longer must contain signature values hash code.</text:p>
        </text:list-item>
      </text:list>
      <text:p text:style-name="P51">The element SignaturePolicyIdentifier has been removed.</text:p>
      <text:p text:style-name="P2"/>
      <text:list text:style-name="WW8Num11" text:continue-numbering="true">
        <text:list-item>
          <text:h text:style-name="P4" text:outline-level="1">DigiDoc format definition in XML Schema</text:h>
        </text:list-item>
      </text:list>
      <text:p text:style-name="P2">DigiDoc format is based on the standard ETSI TS 101 903 – XML Advanced Electronic Signatures (XAdES), that is an extension to the standard XML-DSIG – XML -Signature Syntax and Processing. DigiDoc is a profile of XAdES standard, presenting some extra requirements. Following is the full DigiDoc format specification in XML Schema, with details about DigiDoc and XAdES format differences.</text:p>
      <text:p text:style-name="P2"/>
      <text:p text:style-name="P52">&lt;?xml version="1.0" encoding="UTF-8"?&gt;</text:p>
      <text:p text:style-name="P52"/>
      <text:p text:style-name="P52">&lt;xsd:schema targetNamespace="http://www.sk.ee/DigiDoc/v1.4.0#"</text:p>
      <text:p text:style-name="P52"><text:tab/>xmlns:xsd="http://www.w3.org/2001/XMLSchema"</text:p>
      <text:p text:style-name="P52"><text:tab/>xmlns="http://www.sk.ee/DigiDoc/v1.4.0#"</text:p>
      <text:p text:style-name="P52"><text:tab/>xmlns:etsi="http://uri.etsi.org/01903/v1.3.2#"</text:p>
      <text:p text:style-name="P52"><text:tab/>xmlns:ds="http://www.w3.org/2000/09/xmldsig#"</text:p>
      <text:p text:style-name="P52"><text:tab/>elementFormDefault="qualified" &gt;</text:p>
      <text:p text:style-name="P52"/>
      <text:p text:style-name="P52">&lt;xsd:import namespace="http://www.w3.org/2000/09/xmldsig#" </text:p>
      <text:p text:style-name="P52">schemaLocation="xmldsig-core-schema.xsd"/&gt;</text:p>
      <text:p text:style-name="P52"/>
      <text:p text:style-name="P52">&lt;!-- Root element for SignedDoc --&gt;</text:p>
      <text:p text:style-name="P52"/>
      <text:p text:style-name="P52">&lt;xsd:element name="SignedDoc" type="SignedDocType"/&gt;</text:p>
      <text:p text:style-name="P52">&lt;xsd:complexType name="SignedDocType"&gt;</text:p>
      <text:p text:style-name="P52"><text:tab/>&lt;xsd:sequence&gt;</text:p>
      <text:p text:style-name="P52"><text:tab/><text:tab/>&lt;xsd:element name="DataFile" type="DataFileType" </text:p>
      <text:p text:style-name="P52"><text:tab/><text:tab/><text:tab/>minOccurs="1" maxOccurs="unbounded"/&gt;</text:p>
      <text:p text:style-name="P52"><text:tab/><text:tab/>&lt;xsd:element ref="ds:Signature" </text:p>
      <text:p text:style-name="P52"><text:tab/><text:tab/><text:tab/>minOccurs="0" maxOccurs="unbounded"/&gt;</text:p>
      <text:p text:style-name="P52"><text:tab/>&lt;/xsd:sequence&gt;</text:p>
      <text:p text:style-name="P52"><text:tab/>&lt;xsd:attribute name="format" type="xsd:string" fixed="DIGIDOC-XML"/&gt;</text:p>
      <text:p text:style-name="P52"><text:tab/>&lt;xsd:attribute name="version" type="xsd:string" fixed="1.4"/&gt;</text:p>
      <text:p text:style-name="P52">&lt;/xsd:complexType&gt;</text:p>
      <text:p text:style-name="P52"/>
      <text:p text:style-name="P52">&lt;!-- payload data - DataFile --&gt;</text:p>
      <text:p text:style-name="P52"/>
      <text:p text:style-name="P52">&lt;xsd:complexType name="DataFileType"&gt;</text:p>
      <text:p text:style-name="P52"><text:s text:c="2"/>&lt;xsd:simpleContent&gt;</text:p>
      <text:p text:style-name="P52"><text:tab/>&lt;xsd:extension base="xsd:string"&gt;</text:p>
      <text:p text:style-name="P52"><text:tab/><text:tab/>&lt;xsd:attribute name="Id" type="xsd:ID" use="required"/&gt;</text:p>
      <text:p text:style-name="P52"><text:tab/><text:tab/>&lt;xsd:attribute name="Filename" type="xsd:string" use="required"/&gt;</text:p>
      <text:p text:style-name="P52"><text:tab/><text:tab/>&lt;xsd:attribute name="ContentType"&gt;</text:p>
      <text:p text:style-name="P52"><text:tab/><text:tab/>&lt;xsd:simpleType&gt;</text:p>
      <text:p text:style-name="P52"><text:tab/><text:tab/><text:tab/>&lt;xsd:restriction base="xsd:string"&gt;</text:p>
      <text:p text:style-name="P52"><text:tab/><text:tab/><text:tab/><text:tab/>&lt;xsd:enumeration value="EMBEDDED"/&gt;</text:p>
      <text:p text:style-name="P52"><text:tab/><text:tab/><text:tab/><text:tab/>&lt;xsd:enumeration value="EMBEDDED_BASE64"/&gt;</text:p>
      <text:p text:style-name="P52"><text:tab/><text:tab/><text:tab/><text:tab/>&lt;xsd:enumeration value="DETACHED"/&gt;</text:p>
      <text:p text:style-name="P52"><text:tab/><text:tab/><text:tab/>&lt;/xsd:restriction&gt;</text:p>
      <text:p text:style-name="P52"><text:tab/><text:tab/>&lt;/xsd:simpleType&gt;</text:p>
      <text:p text:style-name="P52"><text:tab/><text:tab/>&lt;/xsd:attribute&gt;</text:p>
      <text:p text:style-name="P52"><text:tab/><text:tab/>&lt;xsd:attribute name="MimeType" type="xsd:string" use="required"/&gt;</text:p>
      <text:p text:style-name="P52"><text:tab/><text:tab/>&lt;xsd:attribute name="Size" type="xsd:decimal" use="required"/&gt;</text:p>
      <text:p text:style-name="P52"><text:tab/>&lt;!-- but required for DETATCHED files --&gt;</text:p>
      <text:p text:style-name="P52"><text:tab/><text:tab/>&lt;xsd:attribute name="DigestType" type="xsd:string" use="optional"/&gt;</text:p>
      <text:p text:style-name="P52"><text:tab/><text:tab/>&lt;xsd:attribute name="DigestValue" type="xsd:string" use="optional"/&gt;</text:p>
      <text:p text:style-name="P52"><text:tab/>&lt;/xsd:extension&gt;</text:p>
      <text:p text:style-name="P52"><text:s text:c="2"/>&lt;/xsd:simpleContent&gt;<text:tab/></text:p>
      <text:p text:style-name="P52">&lt;/xsd:complexType&gt;</text:p>
      <text:p text:style-name="P52"/>
      <text:p text:style-name="P53">&lt;/xsd: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1" svg:font-family="StarSymbol"/>
    <style:font-face style:name="Courier New" svg:font-family="'Courier New'" style:font-family-generic="modern"/>
    <style:font-face style:name="Thorndale" svg:font-family="Thorndale, 'Times New Roman'" style:font-family-generic="roman"/>
    <style:font-face style:name="Courier New1" svg:font-family="'Courier New'" style:font-family-generic="modern" style:font-pitch="fixed"/>
    <style:font-face style:name="Luxi Mono" svg:font-family="'Luxi Mono'" style:font-family-generic="modern" style:font-pitch="fixed"/>
    <style:font-face style:name="HG Mincho Light J" svg:font-family="'HG Mincho Light J'"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101cm" style:writing-mode="page"/>
      <style:text-properties style:use-window-font-color="true" style:font-name="Bitstream Vera Serif" fo:font-size="12pt" fo:language="et" fo:country="EE" style:font-name-asian="Bitstream Vera Sans1" style:font-size-asian="12pt" style:language-asian="et" style:country-asian="EE" style:font-name-complex="Lucidasans"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horndale" fo:font-size="12pt" fo:language="et" fo:country="EE" style:font-name-asian="HG Mincho Light J" style:font-size-asian="12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_20__28_user_29_" style:next-style-name="Text_20_body" style:list-style-name="WW8Num11" style:class="text" style:default-outline-level="1">
      <style:paragraph-properties fo:margin-left="0cm" fo:margin-right="0cm" fo:text-indent="0cm" style:auto-text-indent="false"/>
      <style:text-properties fo:font-size="16pt" fo:font-weight="bold" style:font-size-asian="16pt" style:font-weight-asian="bold"/>
    </style:style>
    <style:style style:name="Heading_20_2" style:display-name="Heading 2" style:family="paragraph" style:parent-style-name="Standard" style:next-style-name="Standard" style:list-style-name="WW8Num20"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20"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style:font-size-complex="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font-size-complex="12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WW-Lihttekst" style:family="paragraph" style:parent-style-name="Standard">
      <style:paragraph-properties fo:orphans="2" fo:widows="2" fo:hyphenation-ladder-count="no-limit"/>
      <style:text-properties style:use-window-font-color="true" style:font-name="Courier New" fo:font-size="10pt" style:font-name-asian="Times New Roman" style:font-size-asian="10pt" fo:hyphenate="true" fo:hyphenation-remain-char-count="2" fo:hyphenation-push-char-count="2"/>
    </style:style>
    <style:style style:name="WW-Jutumullitekst" style:family="paragraph" style:parent-style-name="Standard">
      <style:text-properties style:font-name="Tahoma" fo:font-size="8pt" style:font-size-asian="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paragraph-properties fo:margin-top="0.212cm" fo:margin-bottom="0.212cm"/>
      <style:text-properties fo:font-size="10pt" fo:font-weight="bold" style:font-size-asian="10pt" style:font-weight-asian="bold" style:font-weight-complex="bold"/>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Meilisignatuur" style:family="paragraph" style:parent-style-name="Standard"/>
    <style:style style:name="HTML-aadress" style:family="paragraph" style:parent-style-name="Standard">
      <style:text-properties fo:font-style="italic" style:font-style-asian="italic" style:font-style-complex="italic"/>
    </style:style>
    <style:style style:name="HTML-eelvormindatud" style:family="paragraph" style:parent-style-name="Standard">
      <style:text-properties style:font-name="Courier New" fo:font-size="10pt" style:font-size-asian="10pt" style:font-name-complex="Courier New"/>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List_20_2_20__28_user_29_" style:display-name="List 2 (user)" style:family="paragraph" style:parent-style-name="Standard">
      <style:paragraph-properties fo:margin-left="0.998cm" fo:margin-right="0cm" fo:text-indent="-0.499cm" style:auto-text-indent="false"/>
    </style:style>
    <style:style style:name="List_20_3_20__28_user_29_" style:display-name="List 3 (user)" style:family="paragraph" style:parent-style-name="Standard">
      <style:paragraph-properties fo:margin-left="1.498cm" fo:margin-right="0cm" fo:text-indent="-0.499cm" style:auto-text-indent="false"/>
    </style:style>
    <style:style style:name="List_20_4_20__28_user_29_" style:display-name="List 4 (user)" style:family="paragraph" style:parent-style-name="Standard">
      <style:paragraph-properties fo:margin-left="1.997cm" fo:margin-right="0cm" fo:text-indent="-0.499cm" style:auto-text-indent="false"/>
    </style:style>
    <style:style style:name="List_20_5_20__28_user_29_" style:display-name="List 5 (user)" style:family="paragraph" style:parent-style-name="Standard">
      <style:paragraph-properties fo:margin-left="2.496cm" fo:margin-right="0cm" fo:text-indent="-0.499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cm" fo:margin-bottom="0.212cm" fo:text-indent="0cm" style:auto-text-indent="false"/>
    </style:style>
    <style:style style:name="List_20_Continue_20_2" style:display-name="List Continue 2" style:family="paragraph" style:parent-style-name="Standard">
      <style:paragraph-properties fo:margin-left="0.998cm" fo:margin-right="0cm" fo:margin-top="0cm" fo:margin-bottom="0.212cm" fo:text-indent="0cm" style:auto-text-indent="false"/>
    </style:style>
    <style:style style:name="List_20_Continue_20_3" style:display-name="List Continue 3" style:family="paragraph" style:parent-style-name="Standard">
      <style:paragraph-properties fo:margin-left="1.498cm" fo:margin-right="0cm" fo:margin-top="0cm" fo:margin-bottom="0.212cm" fo:text-indent="0cm" style:auto-text-indent="false"/>
    </style:style>
    <style:style style:name="List_20_Continue_20_4" style:display-name="List Continue 4" style:family="paragraph" style:parent-style-name="Standard">
      <style:paragraph-properties fo:margin-left="1.997cm" fo:margin-right="0cm" fo:margin-top="0cm" fo:margin-bottom="0.212cm" fo:text-indent="0cm" style:auto-text-indent="false"/>
    </style:style>
    <style:style style:name="List_20_Continue_20_5" style:display-name="List Continue 5" style:family="paragraph" style:parent-style-name="Standard">
      <style:paragraph-properties fo:margin-left="2.496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orphans="0" fo:widows="0"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00000" style:font-name="Courier New" fo:font-size="10pt" fo:language="et" fo:country="EE" style:font-name-asian="HG Mincho Light J"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font-size-complex="12pt"/>
    </style:style>
    <style:style style:name="Normaallaad_20__28_veeb_29_" style:display-name="Normaallaad (veeb)" style:family="paragraph" style:parent-style-name="Standard">
      <style:text-properties style:font-name="Times New Roman"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size-complex="12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uxi Mono" style:font-name-asian="Luxi Mono" style:font-name-complex="Luxi Mono"/>
    </style:style>
    <style:style style:name="WW8Num5z0" style:family="text">
      <style:text-properties style:font-name="StarSymbol" fo:font-size="9pt" style:font-name-asian="StarSymbol" style:font-size-asian="9pt"/>
    </style:style>
    <style:style style:name="WW8Num6z0" style:family="text">
      <style:text-properties style:font-name="StarSymbol" fo:font-size="9pt" style:font-name-asian="StarSymbol" style:font-size-asian="9pt"/>
    </style:style>
    <style:style style:name="WW8Num7z0" style:family="text">
      <style:text-properties style:font-name="StarSymbol" fo:font-size="9pt" style:font-name-asian="StarSymbol" style:font-size-asian="9pt"/>
    </style:style>
    <style:style style:name="WW8Num8z0" style:family="text">
      <style:text-properties style:font-name="StarSymbol" fo:font-size="9pt" style:font-name-asian="StarSymbol" style:font-size-asian="9pt"/>
    </style:style>
    <style:style style:name="WW8Num10z0" style:family="text">
      <style:text-properties style:font-name="StarSymbol" fo:font-size="9pt" style:font-name-asian="StarSymbol" style:font-size-asian="9pt"/>
    </style:style>
    <style:style style:name="WW8Num12z0" style:family="text">
      <style:text-properties style:font-name="StarSymbol" fo:font-size="9pt" style:font-name-asian="StarSymbol" style:font-size-asian="9pt"/>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2z0"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Default_20_Paragraph_20_Font" style:display-name="Default Paragraph Font" style:family="text"/>
    <style:style style:name="WW-Absatz-Standardschriftart" style:family="text"/>
    <style:style style:name="WW-Lõigu_20_vaikefont" style:display-name="WW-Lõigu vaikefont" style:family="text"/>
    <style:style style:name="Bullet_20_Symbols_20__28_user_29_" style:display-name="Bullet Symbols (user)" style:family="text">
      <style:text-properties style:font-name="StarSymbol" fo:font-size="9pt" style:font-name-asian="StarSymbol" style:font-size-asian="9pt"/>
    </style:style>
    <style:style style:name="WW-Bullet_20_Symbols" style:display-name="WW-Bullet Symbols" style:family="text">
      <style:text-properties style:font-name="StarSymbol" fo:font-size="9pt" style:font-name-asian="StarSymbol" style:font-size-asian="9pt"/>
    </style:style>
    <style:style style:name="WW-Bullet_20_Symbols1" style:display-name="WW-Bullet Symbols1" style:family="text">
      <style:text-properties style:font-name="StarSymbol" fo:font-size="9pt" style:font-name-asian="StarSymbol" style:font-size-asian="9pt"/>
    </style:style>
    <style:style style:name="WW8Num1z0" style:family="text">
      <style:text-properties style:font-name="StarSymbol" fo:font-size="9pt" style:font-name-asian="StarSymbol" style:font-size-asian="9pt"/>
    </style:style>
    <style:style style:name="WW8Num2z0" style:family="text">
      <style:text-properties style:font-name="StarSymbol" fo:font-size="9pt" style:font-name-asian="StarSymbol" style:font-size-asian="9pt"/>
    </style:style>
    <style:style style:name="WW8Num3z0" style:family="text">
      <style:text-properties style:font-name="StarSymbol" fo:font-size="9pt" style:font-name-asian="StarSymbol" style:font-size-asian="9pt"/>
    </style:style>
    <style:style style:name="WW8Num4z0" style:family="text">
      <style:text-properties style:font-name="StarSymbol" fo:font-size="9pt" style:font-name-asian="StarSymbol" style:font-size-asian="9pt"/>
    </style:style>
    <style:style style:name="WW8Num9z0" style:family="text">
      <style:text-properties style:font-name="StarSymbol" fo:font-size="9pt" style:font-name-asian="StarSymbol" style:font-size-asian="9pt"/>
    </style:style>
    <style:style style:name="WW8Num11z0" style:family="text">
      <style:text-properties style:font-name="StarSymbol" fo:font-size="9pt" style:font-name-asian="StarSymbol" style:font-size-asian="9pt"/>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1" style:family="text">
      <style:text-properties style:font-name="Courier New"/>
    </style:style>
    <style:style style:name="WW8Num22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Symbol"/>
      </text:list-level-style-bullet>
      <text:list-level-style-bullet text:level="2" text:style-name="WW8Num28z1" style:num-suffix="." text:bullet-char="o">
        <style:list-level-properties text:space-before="2.54cm" text:min-label-width="0.635cm"/>
        <style:text-properties style:font-name="Courier New1"/>
      </text:list-level-style-bullet>
      <text:list-level-style-bullet text:level="3" text:style-name="WW8Num28z2" style:num-suffix="." text:bullet-char="">
        <style:list-level-properties text:space-before="3.81cm" text:min-label-width="0.635cm"/>
        <style:text-properties style:font-name="Wingdings"/>
      </text:list-level-style-bullet>
      <text:list-level-style-bullet text:level="4" text:style-name="WW8Num28z0" style:num-suffix="." text:bullet-char="">
        <style:list-level-properties text:space-before="5.08cm" text:min-label-width="0.635cm"/>
        <style:text-properties style:font-name="Symbol"/>
      </text:list-level-style-bullet>
      <text:list-level-style-bullet text:level="5" text:style-name="WW8Num28z1" style:num-suffix="." text:bullet-char="o">
        <style:list-level-properties text:space-before="6.35cm" text:min-label-width="0.635cm"/>
        <style:text-properties style:font-name="Courier New1"/>
      </text:list-level-style-bullet>
      <text:list-level-style-bullet text:level="6" text:style-name="WW8Num28z2" style:num-suffix="." text:bullet-char="">
        <style:list-level-properties text:space-before="7.62cm" text:min-label-width="0.635cm"/>
        <style:text-properties style:font-name="Wingdings"/>
      </text:list-level-style-bullet>
      <text:list-level-style-bullet text:level="7" text:style-name="WW8Num28z0" style:num-suffix="." text:bullet-char="">
        <style:list-level-properties text:space-before="8.89cm" text:min-label-width="0.635cm"/>
        <style:text-properties style:font-name="Symbol"/>
      </text:list-level-style-bullet>
      <text:list-level-style-bullet text:level="8" text:style-name="WW8Num28z1" style:num-suffix="." text:bullet-char="o">
        <style:list-level-properties text:space-before="10.16cm" text:min-label-width="0.635cm"/>
        <style:text-properties style:font-name="Courier New1"/>
      </text:list-level-style-bullet>
      <text:list-level-style-bullet text:level="9" text:style-name="WW8Num2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igiDoc formaadi kirjeldus</dc:title>
    <meta:initial-creator>Veiko Sinivee</meta:initial-creator>
    <meta:creation-date>2004-05-11T20:02:00</meta:creation-date>
    <dc:creator>Veiko Sinivee</dc:creator>
    <dc:date>2007-04-21T16:54:46</dc:date>
    <meta:print-date>2002-11-14T18:01:00</meta:print-date>
    <dc:language>et-EE</dc:language>
    <meta:editing-cycles>16</meta:editing-cycles>
    <meta:editing-duration>PT21H34M18S</meta:editing-duration>
    <meta:user-defined meta:name="Info 1"/>
    <meta:user-defined meta:name="Info 2"/>
    <meta:user-defined meta:name="Info 3"/>
    <meta:user-defined meta:name="Info 4"/>
    <meta:document-statistic meta:table-count="0" meta:image-count="0" meta:object-count="0" meta:page-count="17" meta:paragraph-count="343" meta:word-count="4142" meta:character-count="31189"/>
  </office:meta>
</office:document-meta>
</file>